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RZar" svg:font-family="IRZar"/>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writing-mode="lr-tb"/>
      <style:text-properties officeooo:paragraph-rsid="00539b6e"/>
    </style:style>
    <style:style style:name="P2" style:family="paragraph" style:parent-style-name="Standard">
      <style:paragraph-properties fo:text-align="start" style:justify-single-word="false" style:writing-mode="lr-tb"/>
      <style:text-properties officeooo:paragraph-rsid="00575856"/>
    </style:style>
    <style:style style:name="P3" style:family="paragraph" style:parent-style-name="Standard">
      <style:paragraph-properties fo:text-align="start" style:justify-single-word="false" style:writing-mode="lr-tb"/>
      <style:text-properties fo:font-size="10pt" officeooo:rsid="00017110" officeooo:paragraph-rsid="00017110" style:font-size-asian="10pt" style:font-size-complex="10pt"/>
    </style:style>
    <style:style style:name="P4" style:family="paragraph" style:parent-style-name="Standard">
      <style:paragraph-properties fo:text-align="start" style:justify-single-word="false" style:writing-mode="lr-tb"/>
      <style:text-properties fo:font-size="12pt" fo:font-weight="bold" officeooo:rsid="0009c45b" officeooo:paragraph-rsid="0009c45b" style:font-size-asian="12pt" style:font-weight-asian="bold" style:font-size-complex="12pt" style:font-weight-complex="bold"/>
    </style:style>
    <style:style style:name="P5" style:family="paragraph" style:parent-style-name="Standard">
      <style:paragraph-properties fo:text-align="start" style:justify-single-word="false" style:writing-mode="lr-tb"/>
      <style:text-properties fo:font-size="12pt" fo:font-weight="normal" officeooo:rsid="001ca48b" officeooo:paragraph-rsid="001ca48b" style:font-size-asian="12pt" style:font-weight-asian="normal" style:font-size-complex="12pt" style:font-weight-complex="normal"/>
    </style:style>
    <style:style style:name="P6" style:family="paragraph" style:parent-style-name="Standard">
      <style:paragraph-properties fo:text-align="start" style:justify-single-word="false" style:writing-mode="lr-tb"/>
      <style:text-properties fo:font-size="12pt" fo:font-weight="normal" officeooo:rsid="001ca48b" officeooo:paragraph-rsid="001d091d" style:font-size-asian="12pt" style:font-weight-asian="normal" style:font-size-complex="12pt" style:font-weight-complex="normal"/>
    </style:style>
    <style:style style:name="P7" style:family="paragraph" style:parent-style-name="Standard">
      <style:paragraph-properties fo:text-align="start" style:justify-single-word="false" style:writing-mode="lr-tb"/>
      <style:text-properties fo:font-size="12pt" fo:font-weight="normal" officeooo:rsid="004886fe" officeooo:paragraph-rsid="00539b6e" style:font-size-asian="12pt" style:font-weight-asian="normal" style:font-size-complex="12pt" style:font-weight-complex="normal"/>
    </style:style>
    <style:style style:name="P8" style:family="paragraph" style:parent-style-name="Standard">
      <style:paragraph-properties fo:text-align="start" style:justify-single-word="false" fo:break-before="page" style:writing-mode="lr-tb"/>
      <style:text-properties fo:font-size="14pt" officeooo:rsid="0005563b" officeooo:paragraph-rsid="0005563b" style:font-size-asian="14pt" style:font-size-complex="14pt"/>
    </style:style>
    <style:style style:name="P9" style:family="paragraph" style:parent-style-name="Standard">
      <style:paragraph-properties fo:text-align="start" style:justify-single-word="false" fo:break-before="page" style:writing-mode="lr-tb"/>
      <style:text-properties fo:font-size="14pt" officeooo:rsid="0005563b" officeooo:paragraph-rsid="00170949" style:font-size-asian="14pt" style:font-size-complex="14pt"/>
    </style:style>
    <style:style style:name="P10" style:family="paragraph" style:parent-style-name="Standard">
      <style:paragraph-properties fo:text-align="start" style:justify-single-word="false" fo:break-before="page" style:writing-mode="lr-tb"/>
      <style:text-properties fo:font-size="14pt" officeooo:paragraph-rsid="0013df3b" style:font-size-asian="14pt" style:font-size-complex="14pt"/>
    </style:style>
    <style:style style:name="P11" style:family="paragraph" style:parent-style-name="Standard">
      <style:paragraph-properties fo:text-align="start" style:justify-single-word="false" fo:break-before="page" style:writing-mode="lr-tb"/>
      <style:text-properties fo:font-size="14pt" fo:font-weight="bold" officeooo:rsid="0005563b" officeooo:paragraph-rsid="000c1281" style:font-size-asian="14pt" style:font-weight-asian="bold" style:font-size-complex="14pt" style:font-weight-complex="bold"/>
    </style:style>
    <style:style style:name="P12" style:family="paragraph" style:parent-style-name="Standard">
      <style:paragraph-properties fo:text-align="start" style:justify-single-word="false" fo:break-before="page" style:writing-mode="lr-tb"/>
      <style:text-properties fo:font-size="14pt" fo:font-weight="normal" officeooo:rsid="004d3607" officeooo:paragraph-rsid="00539b6e" style:font-size-asian="14pt" style:font-weight-asian="normal" style:font-size-complex="14pt" style:font-weight-complex="normal"/>
    </style:style>
    <style:style style:name="P13" style:family="paragraph" style:parent-style-name="Standard">
      <style:paragraph-properties fo:text-align="start" style:justify-single-word="false" fo:break-before="page" style:writing-mode="lr-tb"/>
      <style:text-properties officeooo:paragraph-rsid="001c3c3c"/>
    </style:style>
    <style:style style:name="P14" style:family="paragraph" style:parent-style-name="Standard">
      <style:paragraph-properties fo:text-align="start" style:justify-single-word="false" fo:break-before="page" style:writing-mode="lr-tb"/>
      <style:text-properties officeooo:paragraph-rsid="001d0e2e"/>
    </style:style>
    <style:style style:name="P15" style:family="paragraph" style:parent-style-name="Standard">
      <style:paragraph-properties fo:text-align="start" style:justify-single-word="false" fo:break-before="page" style:writing-mode="lr-tb"/>
      <style:text-properties officeooo:paragraph-rsid="00243702"/>
    </style:style>
    <style:style style:name="P16" style:family="paragraph" style:parent-style-name="Standard">
      <style:paragraph-properties fo:text-align="start" style:justify-single-word="false" fo:break-before="page" style:writing-mode="lr-tb"/>
      <style:text-properties officeooo:paragraph-rsid="002e2ff8"/>
    </style:style>
    <style:style style:name="P17" style:family="paragraph" style:parent-style-name="Standard">
      <style:paragraph-properties fo:text-align="start" style:justify-single-word="false" fo:break-before="page" style:writing-mode="lr-tb"/>
      <style:text-properties officeooo:paragraph-rsid="00539b6e"/>
    </style:style>
    <style:style style:name="P18" style:family="paragraph" style:parent-style-name="Standard">
      <style:paragraph-properties fo:text-align="end" style:justify-single-word="false" style:writing-mode="rl-tb"/>
      <style:text-properties fo:font-size="12pt" fo:font-weight="normal" officeooo:rsid="000f5cab" officeooo:paragraph-rsid="000f5cab" style:font-size-asian="12pt" style:font-weight-asian="normal" style:font-size-complex="12pt" style:font-weight-complex="normal"/>
    </style:style>
    <style:style style:name="P19" style:family="paragraph" style:parent-style-name="Standard">
      <style:paragraph-properties fo:text-align="end" style:justify-single-word="false" style:writing-mode="rl-tb"/>
      <style:text-properties fo:font-size="12pt" fo:font-weight="normal" officeooo:rsid="001b9433" officeooo:paragraph-rsid="001b9433" style:font-size-asian="12pt" style:font-weight-asian="normal" style:font-size-complex="12pt" style:font-weight-complex="normal"/>
    </style:style>
    <style:style style:name="P20" style:family="paragraph" style:parent-style-name="Standard">
      <style:paragraph-properties fo:text-align="end" style:justify-single-word="false" style:writing-mode="rl-tb"/>
      <style:text-properties fo:font-size="12pt" fo:font-weight="normal" officeooo:rsid="004886fe" officeooo:paragraph-rsid="0049f6df" style:font-size-asian="12pt" style:font-weight-asian="normal" style:font-size-complex="12pt" style:font-weight-complex="normal"/>
    </style:style>
    <style:style style:name="P21" style:family="paragraph" style:parent-style-name="Standard">
      <style:paragraph-properties fo:text-align="end" style:justify-single-word="false" style:writing-mode="rl-tb"/>
      <style:text-properties fo:font-size="12pt" fo:font-weight="bold" officeooo:rsid="002b917c" officeooo:paragraph-rsid="0036c41f" style:font-size-asian="12pt" style:font-weight-asian="bold" style:font-size-complex="12pt" style:font-weight-complex="bold"/>
    </style:style>
    <style:style style:name="P22" style:family="paragraph" style:parent-style-name="Standard">
      <style:paragraph-properties fo:text-align="end" style:justify-single-word="false" style:writing-mode="rl-tb"/>
      <style:text-properties fo:font-size="12pt" fo:font-weight="bold" officeooo:rsid="002b917c" officeooo:paragraph-rsid="0049f6df" style:font-size-asian="12pt" style:font-weight-asian="bold" style:font-size-complex="12pt" style:font-weight-complex="bold"/>
    </style:style>
    <style:style style:name="P23" style:family="paragraph" style:parent-style-name="Standard">
      <style:paragraph-properties fo:text-align="end" style:justify-single-word="false" style:writing-mode="rl-tb"/>
      <style:text-properties fo:font-size="12pt" fo:font-weight="bold" officeooo:rsid="002b917c" officeooo:paragraph-rsid="00539b6e" style:font-size-asian="12pt" style:font-weight-asian="bold" style:font-size-complex="12pt" style:font-weight-complex="bold"/>
    </style:style>
    <style:style style:name="P24" style:family="paragraph" style:parent-style-name="Standard">
      <style:paragraph-properties fo:text-align="end" style:justify-single-word="false" style:writing-mode="rl-tb"/>
      <style:text-properties fo:font-size="10pt" fo:font-weight="normal" officeooo:rsid="00170949" officeooo:paragraph-rsid="00157d36" style:font-size-asian="10pt" style:font-weight-asian="normal" style:font-size-complex="10pt" style:font-weight-complex="normal"/>
    </style:style>
    <style:style style:name="P25" style:family="paragraph" style:parent-style-name="Standard">
      <style:paragraph-properties fo:text-align="end" style:justify-single-word="false" style:writing-mode="rl-tb"/>
      <style:text-properties fo:font-size="10pt" fo:font-style="normal" fo:font-weight="bold" officeooo:rsid="005fba0b" officeooo:paragraph-rsid="005fba0b" style:font-size-asian="10pt" style:font-style-asian="normal" style:font-weight-asian="bold" style:font-size-complex="10pt" style:font-style-complex="normal" style:font-weight-complex="bold"/>
    </style:style>
    <style:style style:name="P26"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writing-mode="lr-tb" style:join-border="false"/>
      <style:text-properties fo:font-size="12pt" fo:font-weight="bold" officeooo:rsid="002b917c" officeooo:paragraph-rsid="003812e5" style:font-size-asian="12pt" style:font-weight-asian="bold" style:font-size-complex="12pt" style:font-weight-complex="bold"/>
    </style:style>
    <style:style style:name="P27"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writing-mode="lr-tb" style:join-border="false"/>
      <style:text-properties fo:font-size="12pt" fo:font-weight="bold" officeooo:rsid="002b917c" officeooo:paragraph-rsid="0049f6df" style:font-size-asian="12pt" style:font-weight-asian="bold" style:font-size-complex="12pt" style:font-weight-complex="bold"/>
    </style:style>
    <style:style style:name="P28"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writing-mode="lr-tb" style:join-border="false"/>
      <style:text-properties fo:font-size="12pt" fo:font-weight="bold" officeooo:rsid="002b917c" officeooo:paragraph-rsid="00539b6e" style:font-size-asian="12pt" style:font-weight-asian="bold" style:font-size-complex="12pt" style:font-weight-complex="bold"/>
    </style:style>
    <style:style style:name="P29" style:family="paragraph" style:parent-style-name="Standard" style:list-style-name="List_20_1">
      <style:paragraph-properties fo:text-align="start" style:justify-single-word="false" style:writing-mode="lr-tb"/>
      <style:text-properties fo:color="#009353" fo:font-weight="bold" style:font-weight-asian="bold" style:font-weight-complex="bold"/>
    </style:style>
    <style:style style:name="P30" style:family="paragraph" style:parent-style-name="Standard" style:list-style-name="L1">
      <style:paragraph-properties fo:text-align="start" style:justify-single-word="false" style:writing-mode="lr-tb"/>
      <style:text-properties fo:color="#009353" fo:font-size="12pt" fo:font-weight="bold" officeooo:rsid="0005563b" officeooo:paragraph-rsid="0005563b" style:font-size-asian="12pt" style:font-weight-asian="bold" style:font-size-complex="12pt" style:font-weight-complex="bold"/>
    </style:style>
    <style:style style:name="P31" style:family="paragraph" style:parent-style-name="Standard" style:list-style-name="L1">
      <style:paragraph-properties fo:text-align="start" style:justify-single-word="false" style:writing-mode="lr-tb"/>
      <style:text-properties fo:color="#009353" fo:font-size="12pt" fo:font-weight="bold" officeooo:rsid="0005563b" officeooo:paragraph-rsid="00170949" style:font-size-asian="12pt" style:font-weight-asian="bold" style:font-size-complex="12pt" style:font-weight-complex="bold"/>
    </style:style>
    <style:style style:name="P32" style:family="paragraph" style:parent-style-name="Standard" style:list-style-name="L1">
      <style:paragraph-properties fo:text-align="start" style:justify-single-word="false" style:writing-mode="lr-tb"/>
      <style:text-properties fo:color="#009353" fo:font-size="12pt" fo:font-weight="bold" officeooo:rsid="0005563b" officeooo:paragraph-rsid="001c3b1d" style:font-size-asian="12pt" style:font-weight-asian="bold" style:font-size-complex="12pt" style:font-weight-complex="bold"/>
    </style:style>
    <style:style style:name="P33" style:family="paragraph" style:parent-style-name="Standard" style:list-style-name="L1">
      <style:paragraph-properties fo:text-align="start" style:justify-single-word="false" style:writing-mode="lr-tb"/>
      <style:text-properties fo:color="#009353" fo:font-size="12pt" fo:font-weight="bold" officeooo:rsid="0005563b" officeooo:paragraph-rsid="001d091d" style:font-size-asian="12pt" style:font-weight-asian="bold" style:font-size-complex="12pt" style:font-weight-complex="bold"/>
    </style:style>
    <style:style style:name="P34" style:family="paragraph" style:parent-style-name="Standard" style:list-style-name="L1">
      <style:paragraph-properties fo:text-align="start" style:justify-single-word="false" style:writing-mode="lr-tb"/>
      <style:text-properties fo:color="#009353" fo:font-size="12pt" fo:font-weight="bold" officeooo:rsid="0005563b" officeooo:paragraph-rsid="00243702" style:font-size-asian="12pt" style:font-weight-asian="bold" style:font-size-complex="12pt" style:font-weight-complex="bold"/>
    </style:style>
    <style:style style:name="P35" style:family="paragraph" style:parent-style-name="Standard" style:list-style-name="L2">
      <style:paragraph-properties fo:text-align="start" style:justify-single-word="false" style:writing-mode="lr-tb"/>
      <style:text-properties fo:color="#009353" fo:font-size="12pt" fo:font-weight="bold" officeooo:rsid="0005563b" officeooo:paragraph-rsid="00737600" style:font-size-asian="12pt" style:font-weight-asian="bold" style:font-size-complex="12pt" style:font-weight-complex="bold"/>
    </style:style>
    <style:style style:name="P36" style:family="paragraph" style:parent-style-name="Standard" style:list-style-name="L3">
      <style:paragraph-properties fo:text-align="start" style:justify-single-word="false" style:writing-mode="lr-tb"/>
      <style:text-properties fo:color="#009353" fo:font-size="12pt" fo:font-weight="bold" officeooo:rsid="0013df3b" officeooo:paragraph-rsid="0013df3b" style:font-size-asian="12pt" style:font-weight-asian="bold" style:font-size-complex="12pt" style:font-weight-complex="bold"/>
    </style:style>
    <style:style style:name="P37" style:family="paragraph" style:parent-style-name="Standard" style:list-style-name="List_20_1">
      <style:paragraph-properties fo:text-align="start" style:justify-single-word="false" style:writing-mode="lr-tb"/>
    </style:style>
    <style:style style:name="P38" style:family="paragraph" style:parent-style-name="Standard" style:list-style-name="List_20_1">
      <style:paragraph-properties fo:text-align="start" style:justify-single-word="false" style:writing-mode="lr-tb"/>
      <style:text-properties fo:font-size="12pt" fo:font-weight="bold" style:font-size-asian="12pt" style:font-weight-asian="bold" style:font-size-complex="12pt" style:font-weight-complex="bold"/>
    </style:style>
    <style:style style:name="P39" style:family="paragraph" style:parent-style-name="Standard" style:list-style-name="L1">
      <style:paragraph-properties fo:text-align="start" style:justify-single-word="false" style:writing-mode="lr-tb"/>
      <style:text-properties fo:font-size="12pt" fo:font-weight="bold" officeooo:rsid="0005563b" officeooo:paragraph-rsid="00090974" style:font-size-asian="12pt" style:font-weight-asian="bold" style:font-size-complex="12pt" style:font-weight-complex="bold"/>
    </style:style>
    <style:style style:name="P40" style:family="paragraph" style:parent-style-name="Standard" style:list-style-name="L1">
      <style:paragraph-properties fo:text-align="start" style:justify-single-word="false" style:writing-mode="lr-tb"/>
      <style:text-properties fo:font-size="12pt" fo:font-weight="bold" officeooo:rsid="0005563b" officeooo:paragraph-rsid="00170949" style:font-size-asian="12pt" style:font-weight-asian="bold" style:font-size-complex="12pt" style:font-weight-complex="bold"/>
    </style:style>
    <style:style style:name="P41" style:family="paragraph" style:parent-style-name="Standard" style:list-style-name="L1">
      <style:paragraph-properties fo:text-align="start" style:justify-single-word="false" style:writing-mode="lr-tb"/>
      <style:text-properties fo:font-size="12pt" fo:font-weight="bold" officeooo:rsid="0005563b" officeooo:paragraph-rsid="001c3b1d" style:font-size-asian="12pt" style:font-weight-asian="bold" style:font-size-complex="12pt" style:font-weight-complex="bold"/>
    </style:style>
    <style:style style:name="P42" style:family="paragraph" style:parent-style-name="Standard" style:list-style-name="L1">
      <style:paragraph-properties fo:text-align="start" style:justify-single-word="false" style:writing-mode="lr-tb"/>
      <style:text-properties fo:font-size="12pt" fo:font-weight="bold" officeooo:rsid="0005563b" officeooo:paragraph-rsid="001d091d" style:font-size-asian="12pt" style:font-weight-asian="bold" style:font-size-complex="12pt" style:font-weight-complex="bold"/>
    </style:style>
    <style:style style:name="P43" style:family="paragraph" style:parent-style-name="Standard" style:list-style-name="L1">
      <style:paragraph-properties fo:text-align="start" style:justify-single-word="false" style:writing-mode="lr-tb"/>
      <style:text-properties fo:font-size="12pt" fo:font-weight="bold" officeooo:rsid="0005563b" officeooo:paragraph-rsid="00243702" style:font-size-asian="12pt" style:font-weight-asian="bold" style:font-size-complex="12pt" style:font-weight-complex="bold"/>
    </style:style>
    <style:style style:name="P44" style:family="paragraph" style:parent-style-name="Standard" style:list-style-name="L1">
      <style:paragraph-properties fo:text-align="start" style:justify-single-word="false" style:writing-mode="lr-tb"/>
      <style:text-properties fo:font-size="12pt" fo:font-weight="bold" officeooo:rsid="0005563b" officeooo:paragraph-rsid="002e2ff8" style:font-size-asian="12pt" style:font-weight-asian="bold" style:font-size-complex="12pt" style:font-weight-complex="bold"/>
    </style:style>
    <style:style style:name="P45" style:family="paragraph" style:parent-style-name="Standard" style:list-style-name="L1">
      <style:paragraph-properties fo:text-align="start" style:justify-single-word="false" style:writing-mode="lr-tb"/>
      <style:text-properties fo:font-size="12pt" fo:font-weight="bold" officeooo:rsid="0005563b" officeooo:paragraph-rsid="0049f6df" style:font-size-asian="12pt" style:font-weight-asian="bold" style:font-size-complex="12pt" style:font-weight-complex="bold"/>
    </style:style>
    <style:style style:name="P46" style:family="paragraph" style:parent-style-name="Standard" style:list-style-name="L1">
      <style:paragraph-properties fo:text-align="start" style:justify-single-word="false" style:writing-mode="lr-tb"/>
      <style:text-properties fo:font-size="12pt" fo:font-weight="bold" officeooo:rsid="0005563b" officeooo:paragraph-rsid="00539b6e" style:font-size-asian="12pt" style:font-weight-asian="bold" style:font-size-complex="12pt" style:font-weight-complex="bold"/>
    </style:style>
    <style:style style:name="P47" style:family="paragraph" style:parent-style-name="Standard" style:list-style-name="L1">
      <style:paragraph-properties fo:text-align="start" style:justify-single-word="false" style:writing-mode="lr-tb"/>
      <style:text-properties fo:font-size="12pt" fo:font-weight="bold" officeooo:rsid="0009c45b" officeooo:paragraph-rsid="0009c45b" style:font-size-asian="12pt" style:font-weight-asian="bold" style:font-size-complex="12pt" style:font-weight-complex="bold"/>
    </style:style>
    <style:style style:name="P48" style:family="paragraph" style:parent-style-name="Standard" style:list-style-name="L1">
      <style:paragraph-properties fo:text-align="start" style:justify-single-word="false" style:writing-mode="lr-tb"/>
      <style:text-properties fo:font-size="12pt" fo:font-weight="bold" officeooo:rsid="0009c45b" officeooo:paragraph-rsid="00170949" style:font-size-asian="12pt" style:font-weight-asian="bold" style:font-size-complex="12pt" style:font-weight-complex="bold"/>
    </style:style>
    <style:style style:name="P49" style:family="paragraph" style:parent-style-name="Standard" style:list-style-name="L1">
      <style:paragraph-properties fo:text-align="start" style:justify-single-word="false" style:writing-mode="lr-tb"/>
      <style:text-properties fo:font-size="12pt" fo:font-weight="bold" officeooo:rsid="0009c45b" officeooo:paragraph-rsid="001d091d" style:font-size-asian="12pt" style:font-weight-asian="bold" style:font-size-complex="12pt" style:font-weight-complex="bold"/>
    </style:style>
    <style:style style:name="P50" style:family="paragraph" style:parent-style-name="Standard" style:list-style-name="L1">
      <style:paragraph-properties fo:text-align="start" style:justify-single-word="false" style:writing-mode="lr-tb"/>
      <style:text-properties fo:font-size="12pt" fo:font-weight="bold" officeooo:rsid="00703c1a" officeooo:paragraph-rsid="00703c1a" style:font-size-asian="12pt" style:font-weight-asian="bold" style:font-size-complex="12pt" style:font-weight-complex="bold"/>
    </style:style>
    <style:style style:name="P51" style:family="paragraph" style:parent-style-name="Standard" style:list-style-name="L1">
      <style:paragraph-properties fo:text-align="start" style:justify-single-word="false" style:writing-mode="lr-tb"/>
      <style:text-properties fo:font-size="12pt" fo:font-weight="bold" officeooo:rsid="0019f519" officeooo:paragraph-rsid="0019f519" style:font-size-asian="12pt" style:font-weight-asian="bold" style:font-size-complex="12pt" style:font-weight-complex="bold"/>
    </style:style>
    <style:style style:name="P52" style:family="paragraph" style:parent-style-name="Standard" style:list-style-name="L1">
      <style:paragraph-properties fo:text-align="start" style:justify-single-word="false" style:writing-mode="lr-tb"/>
      <style:text-properties fo:font-size="12pt" fo:font-weight="bold" officeooo:rsid="0019f519" officeooo:paragraph-rsid="001c3b1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writing-mode="lr-tb"/>
      <style:text-properties fo:font-size="12pt" fo:font-weight="bold" officeooo:rsid="0019f519" officeooo:paragraph-rsid="001d091d" style:font-size-asian="12pt" style:font-weight-asian="bold" style:font-size-complex="12pt" style:font-weight-complex="bold"/>
    </style:style>
    <style:style style:name="P54" style:family="paragraph" style:parent-style-name="Standard" style:list-style-name="L1">
      <style:paragraph-properties fo:text-align="start" style:justify-single-word="false" style:writing-mode="lr-tb"/>
      <style:text-properties fo:font-size="12pt" fo:font-weight="bold" officeooo:rsid="0019f519" officeooo:paragraph-rsid="00243702" style:font-size-asian="12pt" style:font-weight-asian="bold" style:font-size-complex="12pt" style:font-weight-complex="bold"/>
    </style:style>
    <style:style style:name="P55" style:family="paragraph" style:parent-style-name="Standard" style:list-style-name="L1">
      <style:paragraph-properties fo:text-align="start" style:justify-single-word="false" style:writing-mode="lr-tb"/>
      <style:text-properties fo:font-size="12pt" fo:font-weight="bold" officeooo:rsid="0019f519" officeooo:paragraph-rsid="002e2ff8" style:font-size-asian="12pt" style:font-weight-asian="bold" style:font-size-complex="12pt" style:font-weight-complex="bold"/>
    </style:style>
    <style:style style:name="P56" style:family="paragraph" style:parent-style-name="Standard" style:list-style-name="L1">
      <style:paragraph-properties fo:text-align="start" style:justify-single-word="false" style:writing-mode="lr-tb"/>
      <style:text-properties fo:font-size="12pt" fo:font-weight="bold" officeooo:rsid="0019f519" officeooo:paragraph-rsid="0049f6df" style:font-size-asian="12pt" style:font-weight-asian="bold" style:font-size-complex="12pt" style:font-weight-complex="bold"/>
    </style:style>
    <style:style style:name="P57" style:family="paragraph" style:parent-style-name="Standard" style:list-style-name="L1">
      <style:paragraph-properties fo:text-align="start" style:justify-single-word="false" style:writing-mode="lr-tb"/>
      <style:text-properties fo:font-size="12pt" fo:font-weight="bold" officeooo:rsid="0019f519" officeooo:paragraph-rsid="00539b6e" style:font-size-asian="12pt" style:font-weight-asian="bold" style:font-size-complex="12pt" style:font-weight-complex="bold"/>
    </style:style>
    <style:style style:name="P58" style:family="paragraph" style:parent-style-name="Standard" style:list-style-name="L1">
      <style:paragraph-properties fo:text-align="start" style:justify-single-word="false" style:writing-mode="lr-tb"/>
      <style:text-properties fo:font-size="12pt" fo:font-weight="bold" officeooo:rsid="00170949" officeooo:paragraph-rsid="00170949" style:font-size-asian="12pt" style:font-weight-asian="bold" style:font-size-complex="12pt" style:font-weight-complex="bold"/>
    </style:style>
    <style:style style:name="P59" style:family="paragraph" style:parent-style-name="Standard" style:list-style-name="L1">
      <style:paragraph-properties fo:text-align="start" style:justify-single-word="false" style:writing-mode="lr-tb"/>
      <style:text-properties fo:font-size="12pt" fo:font-weight="bold" officeooo:rsid="001ca48b" officeooo:paragraph-rsid="001c3b1d" style:font-size-asian="12pt" style:font-weight-asian="bold" style:font-size-complex="12pt" style:font-weight-complex="bold"/>
    </style:style>
    <style:style style:name="P60" style:family="paragraph" style:parent-style-name="Standard" style:list-style-name="L1">
      <style:paragraph-properties fo:text-align="start" style:justify-single-word="false" style:writing-mode="lr-tb"/>
      <style:text-properties fo:font-size="12pt" fo:font-weight="bold" officeooo:rsid="001ca48b" officeooo:paragraph-rsid="00243702" style:font-size-asian="12pt" style:font-weight-asian="bold" style:font-size-complex="12pt" style:font-weight-complex="bold"/>
    </style:style>
    <style:style style:name="P61" style:family="paragraph" style:parent-style-name="Standard" style:list-style-name="L1">
      <style:paragraph-properties fo:text-align="start" style:justify-single-word="false" style:writing-mode="lr-tb"/>
      <style:text-properties fo:font-size="12pt" fo:font-weight="bold" officeooo:rsid="001ca48b" officeooo:paragraph-rsid="002e2ff8" style:font-size-asian="12pt" style:font-weight-asian="bold" style:font-size-complex="12pt" style:font-weight-complex="bold"/>
    </style:style>
    <style:style style:name="P62" style:family="paragraph" style:parent-style-name="Standard" style:list-style-name="L1">
      <style:paragraph-properties fo:text-align="start" style:justify-single-word="false" style:writing-mode="lr-tb"/>
      <style:text-properties fo:font-size="12pt" fo:font-weight="bold" officeooo:rsid="001ca48b" officeooo:paragraph-rsid="0049f6df" style:font-size-asian="12pt" style:font-weight-asian="bold" style:font-size-complex="12pt" style:font-weight-complex="bold"/>
    </style:style>
    <style:style style:name="P63" style:family="paragraph" style:parent-style-name="Standard" style:list-style-name="L1">
      <style:paragraph-properties fo:text-align="start" style:justify-single-word="false" style:writing-mode="lr-tb"/>
      <style:text-properties fo:font-size="12pt" fo:font-weight="bold" officeooo:rsid="001ca48b" officeooo:paragraph-rsid="00539b6e" style:font-size-asian="12pt" style:font-weight-asian="bold" style:font-size-complex="12pt" style:font-weight-complex="bold"/>
    </style:style>
    <style:style style:name="P64" style:family="paragraph" style:parent-style-name="Standard" style:list-style-name="L1">
      <style:paragraph-properties fo:text-align="start" style:justify-single-word="false" style:writing-mode="lr-tb"/>
      <style:text-properties fo:font-size="12pt" fo:font-weight="bold" officeooo:rsid="001fe44d" officeooo:paragraph-rsid="001fe44d" style:font-size-asian="12pt" style:font-weight-asian="bold" style:font-size-complex="12pt" style:font-weight-complex="bold"/>
    </style:style>
    <style:style style:name="P65" style:family="paragraph" style:parent-style-name="Standard" style:list-style-name="L1">
      <style:paragraph-properties fo:text-align="start" style:justify-single-word="false" style:writing-mode="lr-tb"/>
      <style:text-properties fo:font-size="12pt" fo:font-weight="bold" officeooo:rsid="002b917c" officeooo:paragraph-rsid="002b917c" style:font-size-asian="12pt" style:font-weight-asian="bold" style:font-size-complex="12pt" style:font-weight-complex="bold"/>
    </style:style>
    <style:style style:name="P66" style:family="paragraph" style:parent-style-name="Standard" style:list-style-name="L1">
      <style:paragraph-properties fo:text-align="start" style:justify-single-word="false" style:writing-mode="lr-tb"/>
      <style:text-properties fo:font-size="12pt" fo:font-weight="bold" officeooo:rsid="002b917c" officeooo:paragraph-rsid="002e2ff8" style:font-size-asian="12pt" style:font-weight-asian="bold" style:font-size-complex="12pt" style:font-weight-complex="bold"/>
    </style:style>
    <style:style style:name="P67" style:family="paragraph" style:parent-style-name="Standard" style:list-style-name="L1">
      <style:paragraph-properties fo:text-align="start" style:justify-single-word="false" style:writing-mode="lr-tb"/>
      <style:text-properties fo:font-size="12pt" fo:font-weight="bold" officeooo:rsid="003812e5" officeooo:paragraph-rsid="003812e5" style:font-size-asian="12pt" style:font-weight-asian="bold" style:font-size-complex="12pt" style:font-weight-complex="bold"/>
    </style:style>
    <style:style style:name="P68" style:family="paragraph" style:parent-style-name="Standard" style:list-style-name="L1">
      <style:paragraph-properties fo:text-align="start" style:justify-single-word="false" style:writing-mode="lr-tb"/>
      <style:text-properties fo:font-size="12pt" fo:font-weight="bold" officeooo:rsid="003812e5" officeooo:paragraph-rsid="0049f6df" style:font-size-asian="12pt" style:font-weight-asian="bold" style:font-size-complex="12pt" style:font-weight-complex="bold"/>
    </style:style>
    <style:style style:name="P69" style:family="paragraph" style:parent-style-name="Standard" style:list-style-name="List_20_1">
      <style:paragraph-properties fo:text-align="start" style:justify-single-word="false" style:writing-mode="lr-tb"/>
      <style:text-properties fo:font-size="12pt" fo:font-style="normal" fo:font-weight="bold" style:font-size-asian="12pt" style:font-style-asian="normal" style:font-weight-asian="bold" style:font-size-complex="12pt" style:font-style-complex="normal" style:font-weight-complex="bold"/>
    </style:style>
    <style:style style:name="P70" style:family="paragraph" style:parent-style-name="Standard" style:list-style-name="L1">
      <style:paragraph-properties fo:text-align="start" style:justify-single-word="false" style:writing-mode="lr-tb"/>
      <style:text-properties fo:font-size="12pt" fo:font-weight="normal" officeooo:rsid="0005563b" officeooo:paragraph-rsid="0005563b" style:font-size-asian="12pt" style:font-weight-asian="normal" style:font-size-complex="12pt" style:font-weight-complex="normal"/>
    </style:style>
    <style:style style:name="P71" style:family="paragraph" style:parent-style-name="Standard" style:list-style-name="L1">
      <style:paragraph-properties fo:text-align="start" style:justify-single-word="false" style:writing-mode="lr-tb"/>
      <style:text-properties fo:font-size="12pt" fo:font-weight="normal" officeooo:rsid="0005563b" officeooo:paragraph-rsid="00170949" style:font-size-asian="12pt" style:font-weight-asian="normal" style:font-size-complex="12pt" style:font-weight-complex="normal"/>
    </style:style>
    <style:style style:name="P72" style:family="paragraph" style:parent-style-name="Standard" style:list-style-name="L1">
      <style:paragraph-properties fo:text-align="start" style:justify-single-word="false" style:writing-mode="lr-tb"/>
      <style:text-properties fo:font-size="12pt" fo:font-weight="normal" officeooo:rsid="0005563b" officeooo:paragraph-rsid="001c3b1d" style:font-size-asian="12pt" style:font-weight-asian="normal" style:font-size-complex="12pt" style:font-weight-complex="normal"/>
    </style:style>
    <style:style style:name="P73" style:family="paragraph" style:parent-style-name="Standard" style:list-style-name="L1">
      <style:paragraph-properties fo:text-align="start" style:justify-single-word="false" style:writing-mode="lr-tb"/>
      <style:text-properties fo:font-size="12pt" fo:font-weight="normal" officeooo:rsid="0005563b" officeooo:paragraph-rsid="001d091d" style:font-size-asian="12pt" style:font-weight-asian="normal" style:font-size-complex="12pt" style:font-weight-complex="normal"/>
    </style:style>
    <style:style style:name="P74" style:family="paragraph" style:parent-style-name="Standard" style:list-style-name="L1">
      <style:paragraph-properties fo:text-align="start" style:justify-single-word="false" style:writing-mode="lr-tb"/>
      <style:text-properties fo:font-size="12pt" fo:font-weight="normal" officeooo:rsid="0005563b" officeooo:paragraph-rsid="00243702" style:font-size-asian="12pt" style:font-weight-asian="normal" style:font-size-complex="12pt" style:font-weight-complex="normal"/>
    </style:style>
    <style:style style:name="P75" style:family="paragraph" style:parent-style-name="Standard" style:list-style-name="L1">
      <style:paragraph-properties fo:text-align="start" style:justify-single-word="false" style:writing-mode="lr-tb"/>
      <style:text-properties fo:font-size="12pt" fo:font-weight="normal" officeooo:rsid="0005563b" officeooo:paragraph-rsid="002e2ff8" style:font-size-asian="12pt" style:font-weight-asian="normal" style:font-size-complex="12pt" style:font-weight-complex="normal"/>
    </style:style>
    <style:style style:name="P76" style:family="paragraph" style:parent-style-name="Standard" style:list-style-name="L1">
      <style:paragraph-properties fo:text-align="start" style:justify-single-word="false" style:writing-mode="lr-tb"/>
      <style:text-properties fo:font-size="12pt" fo:font-weight="normal" officeooo:rsid="0005563b" officeooo:paragraph-rsid="0030cbdd" style:font-size-asian="12pt" style:font-weight-asian="normal" style:font-size-complex="12pt" style:font-weight-complex="normal"/>
    </style:style>
    <style:style style:name="P77" style:family="paragraph" style:parent-style-name="Standard" style:list-style-name="L1">
      <style:paragraph-properties fo:text-align="start" style:justify-single-word="false" style:writing-mode="lr-tb"/>
      <style:text-properties fo:font-size="12pt" fo:font-weight="normal" officeooo:rsid="0005563b" officeooo:paragraph-rsid="0049f6df" style:font-size-asian="12pt" style:font-weight-asian="normal" style:font-size-complex="12pt" style:font-weight-complex="normal"/>
    </style:style>
    <style:style style:name="P78" style:family="paragraph" style:parent-style-name="Standard" style:list-style-name="L1">
      <style:paragraph-properties fo:text-align="start" style:justify-single-word="false" style:writing-mode="lr-tb"/>
      <style:text-properties fo:font-size="12pt" fo:font-weight="normal" officeooo:rsid="0005563b" officeooo:paragraph-rsid="00539b6e" style:font-size-asian="12pt" style:font-weight-asian="normal" style:font-size-complex="12pt" style:font-weight-complex="normal"/>
    </style:style>
    <style:style style:name="P79" style:family="paragraph" style:parent-style-name="Standard" style:list-style-name="L2">
      <style:paragraph-properties fo:text-align="start" style:justify-single-word="false" style:writing-mode="lr-tb"/>
      <style:text-properties fo:font-size="12pt" fo:font-weight="normal" officeooo:rsid="0005563b" officeooo:paragraph-rsid="000d54b0" style:font-size-asian="12pt" style:font-weight-asian="normal" style:font-size-complex="12pt" style:font-weight-complex="normal"/>
    </style:style>
    <style:style style:name="P80" style:family="paragraph" style:parent-style-name="Standard" style:list-style-name="L1">
      <style:paragraph-properties fo:text-align="start" style:justify-single-word="false" style:writing-mode="lr-tb"/>
      <style:text-properties fo:font-size="12pt" officeooo:rsid="0005563b" officeooo:paragraph-rsid="0007ba0b" style:font-size-asian="12pt" style:font-size-complex="12pt"/>
    </style:style>
    <style:style style:name="P81" style:family="paragraph" style:parent-style-name="Standard" style:list-style-name="L1">
      <style:paragraph-properties fo:text-align="start" style:justify-single-word="false" style:writing-mode="lr-tb"/>
      <style:text-properties fo:font-size="12pt" officeooo:rsid="0005563b" officeooo:paragraph-rsid="00090974" style:font-size-asian="12pt" style:font-size-complex="12pt"/>
    </style:style>
    <style:style style:name="P82" style:family="paragraph" style:parent-style-name="Standard" style:list-style-name="L1">
      <style:paragraph-properties fo:text-align="start" style:justify-single-word="false" style:writing-mode="lr-tb"/>
      <style:text-properties fo:font-size="12pt" officeooo:rsid="0005563b" officeooo:paragraph-rsid="00170949" style:font-size-asian="12pt" style:font-size-complex="12pt"/>
    </style:style>
    <style:style style:name="P83" style:family="paragraph" style:parent-style-name="Standard" style:list-style-name="L1">
      <style:paragraph-properties fo:text-align="start" style:justify-single-word="false" style:writing-mode="lr-tb"/>
      <style:text-properties fo:font-size="12pt" officeooo:rsid="0005563b" officeooo:paragraph-rsid="0019c1e2" style:font-size-asian="12pt" style:font-size-complex="12pt"/>
    </style:style>
    <style:style style:name="P84" style:family="paragraph" style:parent-style-name="Standard" style:list-style-name="L1">
      <style:paragraph-properties fo:text-align="start" style:justify-single-word="false" style:writing-mode="lr-tb"/>
      <style:text-properties fo:font-size="12pt" officeooo:rsid="0005563b" officeooo:paragraph-rsid="001c3c3c" style:font-size-asian="12pt" style:font-size-complex="12pt"/>
    </style:style>
    <style:style style:name="P85" style:family="paragraph" style:parent-style-name="Standard" style:list-style-name="L1">
      <style:paragraph-properties fo:text-align="start" style:justify-single-word="false" style:writing-mode="lr-tb"/>
      <style:text-properties fo:font-size="12pt" officeooo:rsid="0005563b" officeooo:paragraph-rsid="001d091d" style:font-size-asian="12pt" style:font-size-complex="12pt"/>
    </style:style>
    <style:style style:name="P86" style:family="paragraph" style:parent-style-name="Standard" style:list-style-name="L1">
      <style:paragraph-properties fo:text-align="start" style:justify-single-word="false" style:writing-mode="lr-tb"/>
      <style:text-properties fo:font-size="12pt" officeooo:rsid="0005563b" officeooo:paragraph-rsid="00243702" style:font-size-asian="12pt" style:font-size-complex="12pt"/>
    </style:style>
    <style:style style:name="P87" style:family="paragraph" style:parent-style-name="Standard" style:list-style-name="L1">
      <style:paragraph-properties fo:text-align="start" style:justify-single-word="false" style:writing-mode="lr-tb"/>
      <style:text-properties fo:font-size="12pt" officeooo:rsid="0005563b" officeooo:paragraph-rsid="002e2ff8" style:font-size-asian="12pt" style:font-size-complex="12pt"/>
    </style:style>
    <style:style style:name="P88" style:family="paragraph" style:parent-style-name="Standard" style:list-style-name="L1">
      <style:paragraph-properties fo:text-align="start" style:justify-single-word="false" style:writing-mode="lr-tb"/>
      <style:text-properties fo:font-size="12pt" officeooo:rsid="0005563b" officeooo:paragraph-rsid="0049f6df" style:font-size-asian="12pt" style:font-size-complex="12pt"/>
    </style:style>
    <style:style style:name="P89" style:family="paragraph" style:parent-style-name="Standard" style:list-style-name="L1">
      <style:paragraph-properties fo:text-align="start" style:justify-single-word="false" style:writing-mode="lr-tb"/>
      <style:text-properties fo:font-size="12pt" officeooo:rsid="0005563b" officeooo:paragraph-rsid="00539b6e" style:font-size-asian="12pt" style:font-size-complex="12pt"/>
    </style:style>
    <style:style style:name="P90" style:family="paragraph" style:parent-style-name="Standard" style:list-style-name="L2">
      <style:paragraph-properties fo:text-align="start" style:justify-single-word="false" style:writing-mode="lr-tb"/>
      <style:text-properties fo:font-size="12pt" officeooo:rsid="0005563b" officeooo:paragraph-rsid="000e5130" style:font-size-asian="12pt" style:font-size-complex="12pt"/>
    </style:style>
    <style:style style:name="P91" style:family="paragraph" style:parent-style-name="Standard" style:list-style-name="List_20_1">
      <style:paragraph-properties fo:text-align="start" style:justify-single-word="false" style:writing-mode="lr-tb"/>
      <style:text-properties fo:font-size="10pt" officeooo:rsid="00022477" style:font-size-asian="10pt" style:font-size-complex="10pt"/>
    </style:style>
    <style:style style:name="P92" style:family="paragraph" style:parent-style-name="Standard" style:list-style-name="L2">
      <style:paragraph-properties fo:text-align="start" style:justify-single-word="false" style:writing-mode="lr-tb"/>
      <style:text-properties fo:font-size="10pt" fo:font-weight="normal" officeooo:rsid="0005563b" officeooo:paragraph-rsid="000e5130" style:font-size-asian="10pt" style:font-weight-asian="normal" style:font-size-complex="10pt" style:font-weight-complex="normal"/>
    </style:style>
    <style:style style:name="P93" style:family="paragraph" style:parent-style-name="Standard" style:list-style-name="L1">
      <style:paragraph-properties fo:text-align="start" style:justify-single-word="false" style:writing-mode="lr-tb"/>
      <style:text-properties fo:font-size="10pt" fo:font-weight="normal" officeooo:rsid="00022477" officeooo:paragraph-rsid="001c3c3c" style:font-size-asian="10pt" style:font-weight-asian="normal" style:font-size-complex="10pt" style:font-weight-complex="normal"/>
    </style:style>
    <style:style style:name="P94" style:family="paragraph" style:parent-style-name="Standard" style:list-style-name="L1">
      <style:paragraph-properties fo:text-align="start" style:justify-single-word="false" style:writing-mode="lr-tb"/>
      <style:text-properties fo:font-size="10pt" fo:font-weight="normal" officeooo:rsid="00022477" officeooo:paragraph-rsid="00243702" style:font-size-asian="10pt" style:font-weight-asian="normal" style:font-size-complex="10pt" style:font-weight-complex="normal"/>
    </style:style>
    <style:style style:name="P95" style:family="paragraph" style:parent-style-name="Standard" style:list-style-name="L1">
      <style:paragraph-properties fo:text-align="start" style:justify-single-word="false" style:writing-mode="lr-tb"/>
      <style:text-properties fo:font-size="10pt" fo:font-weight="normal" officeooo:rsid="00022477" officeooo:paragraph-rsid="0049f6df" style:font-size-asian="10pt" style:font-weight-asian="normal" style:font-size-complex="10pt" style:font-weight-complex="normal"/>
    </style:style>
    <style:style style:name="P96" style:family="paragraph" style:parent-style-name="Standard" style:list-style-name="L1">
      <style:paragraph-properties fo:text-align="start" style:justify-single-word="false" style:writing-mode="lr-tb"/>
      <style:text-properties fo:font-size="10pt" fo:font-weight="normal" officeooo:rsid="00022477" officeooo:paragraph-rsid="00539b6e" style:font-size-asian="10pt" style:font-weight-asian="normal" style:font-size-complex="10pt" style:font-weight-complex="normal"/>
    </style:style>
    <style:style style:name="P97" style:family="paragraph" style:parent-style-name="Standard" style:list-style-name="L1">
      <style:paragraph-properties fo:text-align="start" style:justify-single-word="false" style:writing-mode="lr-tb"/>
      <style:text-properties fo:font-size="10pt" fo:font-weight="normal" officeooo:rsid="00017110" officeooo:paragraph-rsid="00243702" style:font-size-asian="10pt" style:font-weight-asian="normal" style:font-size-complex="10pt" style:font-weight-complex="normal"/>
    </style:style>
    <style:style style:name="P98" style:family="paragraph" style:parent-style-name="Standard" style:list-style-name="L1">
      <style:paragraph-properties fo:text-align="start" style:justify-single-word="false" style:writing-mode="lr-tb"/>
      <style:text-properties fo:font-size="10pt" fo:font-weight="normal" officeooo:rsid="00017110" officeooo:paragraph-rsid="002e2ff8" style:font-size-asian="10pt" style:font-weight-asian="normal" style:font-size-complex="10pt" style:font-weight-complex="normal"/>
    </style:style>
    <style:style style:name="P99" style:family="paragraph" style:parent-style-name="Standard" style:list-style-name="L1">
      <style:paragraph-properties fo:text-align="start" style:justify-single-word="false" style:writing-mode="lr-tb"/>
      <style:text-properties fo:font-size="10pt" fo:font-weight="normal" officeooo:rsid="00017110" officeooo:paragraph-rsid="0049f6df" style:font-size-asian="10pt" style:font-weight-asian="normal" style:font-size-complex="10pt" style:font-weight-complex="normal"/>
    </style:style>
    <style:style style:name="P100" style:family="paragraph" style:parent-style-name="Standard" style:list-style-name="L1">
      <style:paragraph-properties fo:text-align="start" style:justify-single-word="false" style:writing-mode="lr-tb"/>
      <style:text-properties fo:font-size="8pt" fo:font-weight="normal" officeooo:rsid="00022477" officeooo:paragraph-rsid="001d091d" style:font-size-asian="8pt" style:font-weight-asian="normal" style:font-size-complex="8pt" style:font-weight-complex="normal"/>
    </style:style>
    <style:style style:name="P101" style:family="paragraph" style:parent-style-name="Standard" style:list-style-name="List_20_1">
      <style:paragraph-properties fo:text-align="end" style:justify-single-word="false" style:writing-mode="rl-tb"/>
      <style:text-properties fo:font-size="12pt" fo:font-style="normal" fo:font-weight="normal" officeooo:rsid="000442ee" officeooo:paragraph-rsid="000442ee" style:font-size-asian="12pt" style:font-style-asian="normal" style:font-weight-asian="normal" style:font-size-complex="12pt" style:font-style-complex="normal" style:font-weight-complex="normal"/>
    </style:style>
    <style:style style:name="P102" style:family="paragraph" style:parent-style-name="Standard" style:list-style-name="List_20_1">
      <style:paragraph-properties fo:text-align="end" style:justify-single-word="false" style:writing-mode="rl-tb"/>
      <style:text-properties fo:font-size="12pt" fo:font-style="normal" fo:font-weight="normal" officeooo:rsid="005ee8dc" officeooo:paragraph-rsid="005ee8dc" style:font-size-asian="12pt" style:font-style-asian="normal" style:font-weight-asian="normal" style:font-size-complex="12pt" style:font-style-complex="normal" style:font-weight-complex="normal"/>
    </style:style>
    <style:style style:name="P103" style:family="paragraph" style:parent-style-name="Standard" style:list-style-name="List_20_1">
      <style:paragraph-properties fo:text-align="end" style:justify-single-word="false" style:writing-mode="rl-tb"/>
      <style:text-properties fo:font-size="12pt" fo:font-style="normal" fo:font-weight="normal" officeooo:rsid="0060d85c" officeooo:paragraph-rsid="0060d85c" style:font-size-asian="12pt" style:font-style-asian="normal" style:font-weight-asian="normal" style:font-size-complex="12pt" style:font-style-complex="normal" style:font-weight-complex="normal"/>
    </style:style>
    <style:style style:name="P104" style:family="paragraph" style:parent-style-name="Standard" style:list-style-name="List_20_1">
      <style:paragraph-properties fo:text-align="end" style:justify-single-word="false" style:writing-mode="rl-tb"/>
      <style:text-properties fo:font-size="12pt" fo:font-style="normal" fo:font-weight="normal" officeooo:rsid="0062028b" officeooo:paragraph-rsid="0062028b" style:font-size-asian="12pt" style:font-style-asian="normal" style:font-weight-asian="normal" style:font-size-complex="12pt" style:font-style-complex="normal" style:font-weight-complex="normal"/>
    </style:style>
    <style:style style:name="P105" style:family="paragraph" style:parent-style-name="Standard" style:list-style-name="L1">
      <style:paragraph-properties fo:text-align="end" style:justify-single-word="false" style:writing-mode="rl-tb"/>
      <style:text-properties fo:font-size="12pt" fo:font-weight="normal" officeooo:rsid="006bc3b4" officeooo:paragraph-rsid="006bc3b4" style:font-size-asian="12pt" style:font-weight-asian="normal" style:font-size-complex="12pt" style:font-weight-complex="normal"/>
    </style:style>
    <style:style style:name="P106" style:family="paragraph" style:parent-style-name="Standard" style:list-style-name="L1">
      <style:paragraph-properties fo:text-align="end" style:justify-single-word="false" style:writing-mode="rl-tb"/>
      <style:text-properties fo:font-size="12pt" fo:font-weight="normal" officeooo:rsid="006de46f" officeooo:paragraph-rsid="006de46f" style:font-size-asian="12pt" style:font-weight-asian="normal" style:font-size-complex="12pt" style:font-weight-complex="normal"/>
    </style:style>
    <style:style style:name="P107" style:family="paragraph" style:parent-style-name="Standard" style:list-style-name="L1">
      <style:paragraph-properties fo:text-align="end" style:justify-single-word="false" style:writing-mode="rl-tb"/>
      <style:text-properties fo:font-size="12pt" fo:font-weight="normal" officeooo:rsid="006fc6de" officeooo:paragraph-rsid="006fc6de" style:font-size-asian="12pt" style:font-weight-asian="normal" style:font-size-complex="12pt" style:font-weight-complex="normal"/>
    </style:style>
    <style:style style:name="P108" style:family="paragraph" style:parent-style-name="Standard" style:list-style-name="L1">
      <style:paragraph-properties fo:text-align="end" style:justify-single-word="false" style:writing-mode="rl-tb"/>
      <style:text-properties fo:font-size="12pt" fo:font-weight="normal" officeooo:rsid="00703c1a" officeooo:paragraph-rsid="0009c45b" style:font-size-asian="12pt" style:font-weight-asian="normal" style:font-size-complex="12pt" style:font-weight-complex="normal"/>
    </style:style>
    <style:style style:name="P109" style:family="paragraph" style:parent-style-name="Standard" style:list-style-name="L1">
      <style:paragraph-properties fo:text-align="end" style:justify-single-word="false" style:writing-mode="rl-tb"/>
      <style:text-properties fo:font-size="12pt" fo:font-weight="normal" officeooo:rsid="00703c1a" officeooo:paragraph-rsid="00703c1a" style:font-size-asian="12pt" style:font-weight-asian="normal" style:font-size-complex="12pt" style:font-weight-complex="normal"/>
    </style:style>
    <style:style style:name="P110" style:family="paragraph" style:parent-style-name="Standard" style:list-style-name="L2">
      <style:paragraph-properties fo:text-align="end" style:justify-single-word="false" style:writing-mode="rl-tb"/>
      <style:text-properties fo:font-size="12pt" fo:font-weight="normal" officeooo:rsid="000f5cab" officeooo:paragraph-rsid="000f5cab" style:font-size-asian="12pt" style:font-weight-asian="normal" style:font-size-complex="12pt" style:font-weight-complex="normal"/>
    </style:style>
    <style:style style:name="P111" style:family="paragraph" style:parent-style-name="Standard" style:list-style-name="L3">
      <style:paragraph-properties fo:text-align="end" style:justify-single-word="false" style:writing-mode="rl-tb"/>
      <style:text-properties fo:font-size="12pt" fo:font-weight="normal" officeooo:rsid="00157d36" officeooo:paragraph-rsid="00157d36" style:font-size-asian="12pt" style:font-weight-asian="normal" style:font-size-complex="12pt" style:font-weight-complex="normal"/>
    </style:style>
    <style:style style:name="P112" style:family="paragraph" style:parent-style-name="Standard" style:list-style-name="L1">
      <style:paragraph-properties fo:text-align="end" style:justify-single-word="false" style:writing-mode="rl-tb"/>
      <style:text-properties fo:font-size="12pt" fo:font-weight="normal" officeooo:rsid="0019f519" officeooo:paragraph-rsid="00170949" style:font-size-asian="12pt" style:font-weight-asian="normal" style:font-size-complex="12pt" style:font-weight-complex="normal"/>
    </style:style>
    <style:style style:name="P113" style:family="paragraph" style:parent-style-name="Standard" style:list-style-name="L1">
      <style:paragraph-properties fo:text-align="end" style:justify-single-word="false" style:writing-mode="rl-tb"/>
      <style:text-properties fo:font-size="12pt" fo:font-weight="normal" officeooo:rsid="0019f519" officeooo:paragraph-rsid="0019f519" style:font-size-asian="12pt" style:font-weight-asian="normal" style:font-size-complex="12pt" style:font-weight-complex="normal"/>
    </style:style>
    <style:style style:name="P114" style:family="paragraph" style:parent-style-name="Standard" style:list-style-name="L1">
      <style:paragraph-properties fo:text-align="end" style:justify-single-word="false" style:writing-mode="rl-tb"/>
      <style:text-properties fo:font-size="12pt" fo:font-weight="normal" officeooo:rsid="0019f519" officeooo:paragraph-rsid="001c3b1d" style:font-size-asian="12pt" style:font-weight-asian="normal" style:font-size-complex="12pt" style:font-weight-complex="normal"/>
    </style:style>
    <style:style style:name="P115" style:family="paragraph" style:parent-style-name="Standard" style:list-style-name="L1">
      <style:paragraph-properties fo:text-align="end" style:justify-single-word="false" style:writing-mode="rl-tb"/>
      <style:text-properties fo:font-size="12pt" fo:font-weight="normal" officeooo:rsid="0019f519" officeooo:paragraph-rsid="001d091d" style:font-size-asian="12pt" style:font-weight-asian="normal" style:font-size-complex="12pt" style:font-weight-complex="normal"/>
    </style:style>
    <style:style style:name="P116" style:family="paragraph" style:parent-style-name="Standard" style:list-style-name="L1">
      <style:paragraph-properties fo:text-align="end" style:justify-single-word="false" style:writing-mode="rl-tb"/>
      <style:text-properties fo:font-size="12pt" fo:font-weight="normal" officeooo:rsid="001b9433" officeooo:paragraph-rsid="001b9433" style:font-size-asian="12pt" style:font-weight-asian="normal" style:font-size-complex="12pt" style:font-weight-complex="normal"/>
    </style:style>
    <style:style style:name="P117" style:family="paragraph" style:parent-style-name="Standard" style:list-style-name="L1">
      <style:paragraph-properties fo:text-align="end" style:justify-single-word="false" style:writing-mode="rl-tb"/>
      <style:text-properties fo:font-size="12pt" fo:font-weight="normal" officeooo:rsid="001ca48b" officeooo:paragraph-rsid="001c3b1d" style:font-size-asian="12pt" style:font-weight-asian="normal" style:font-size-complex="12pt" style:font-weight-complex="normal"/>
    </style:style>
    <style:style style:name="P118" style:family="paragraph" style:parent-style-name="Standard" style:list-style-name="L1">
      <style:paragraph-properties fo:text-align="end" style:justify-single-word="false" style:writing-mode="rl-tb"/>
      <style:text-properties fo:font-size="12pt" fo:font-weight="normal" officeooo:rsid="001ca48b" officeooo:paragraph-rsid="001ca48b" style:font-size-asian="12pt" style:font-weight-asian="normal" style:font-size-complex="12pt" style:font-weight-complex="normal"/>
    </style:style>
    <style:style style:name="P119" style:family="paragraph" style:parent-style-name="Standard" style:list-style-name="L1">
      <style:paragraph-properties fo:text-align="end" style:justify-single-word="false" style:writing-mode="rl-tb"/>
      <style:text-properties fo:font-size="12pt" fo:font-weight="normal" officeooo:rsid="001ca48b" officeooo:paragraph-rsid="00243702" style:font-size-asian="12pt" style:font-weight-asian="normal" style:font-size-complex="12pt" style:font-weight-complex="normal"/>
    </style:style>
    <style:style style:name="P120" style:family="paragraph" style:parent-style-name="Standard" style:list-style-name="L1">
      <style:paragraph-properties fo:text-align="end" style:justify-single-word="false" style:writing-mode="rl-tb"/>
      <style:text-properties fo:font-size="12pt" fo:font-weight="normal" officeooo:rsid="001ca48b" officeooo:paragraph-rsid="002e2ff8" style:font-size-asian="12pt" style:font-weight-asian="normal" style:font-size-complex="12pt" style:font-weight-complex="normal"/>
    </style:style>
    <style:style style:name="P121" style:family="paragraph" style:parent-style-name="Standard" style:list-style-name="L1">
      <style:paragraph-properties fo:text-align="end" style:justify-single-word="false" style:writing-mode="rl-tb"/>
      <style:text-properties fo:font-size="12pt" fo:font-weight="normal" officeooo:rsid="001ca48b" officeooo:paragraph-rsid="0049f6df" style:font-size-asian="12pt" style:font-weight-asian="normal" style:font-size-complex="12pt" style:font-weight-complex="normal"/>
    </style:style>
    <style:style style:name="P122" style:family="paragraph" style:parent-style-name="Standard" style:list-style-name="L1">
      <style:paragraph-properties fo:text-align="end" style:justify-single-word="false" style:writing-mode="rl-tb"/>
      <style:text-properties fo:font-size="12pt" fo:font-weight="normal" officeooo:rsid="001ca48b" officeooo:paragraph-rsid="00539b6e" style:font-size-asian="12pt" style:font-weight-asian="normal" style:font-size-complex="12pt" style:font-weight-complex="normal"/>
    </style:style>
    <style:style style:name="P123" style:family="paragraph" style:parent-style-name="Standard" style:list-style-name="L1">
      <style:paragraph-properties fo:text-align="end" style:justify-single-word="false" style:writing-mode="rl-tb"/>
      <style:text-properties fo:font-size="12pt" fo:font-weight="normal" officeooo:rsid="001e0d39" officeooo:paragraph-rsid="001d091d" style:font-size-asian="12pt" style:font-weight-asian="normal" style:font-size-complex="12pt" style:font-weight-complex="normal"/>
    </style:style>
    <style:style style:name="P124" style:family="paragraph" style:parent-style-name="Standard" style:list-style-name="L1">
      <style:paragraph-properties fo:text-align="end" style:justify-single-word="false" style:writing-mode="rl-tb"/>
      <style:text-properties fo:font-size="12pt" fo:font-weight="normal" officeooo:rsid="001fe44d" officeooo:paragraph-rsid="001fe44d" style:font-size-asian="12pt" style:font-weight-asian="normal" style:font-size-complex="12pt" style:font-weight-complex="normal"/>
    </style:style>
    <style:style style:name="P125" style:family="paragraph" style:parent-style-name="Standard" style:list-style-name="L1">
      <style:paragraph-properties fo:text-align="end" style:justify-single-word="false" style:writing-mode="rl-tb"/>
      <style:text-properties fo:font-size="12pt" fo:font-weight="normal" officeooo:rsid="00223724" officeooo:paragraph-rsid="00223724" style:font-size-asian="12pt" style:font-weight-asian="normal" style:font-size-complex="12pt" style:font-weight-complex="normal"/>
    </style:style>
    <style:style style:name="P126" style:family="paragraph" style:parent-style-name="Standard" style:list-style-name="L1">
      <style:paragraph-properties fo:text-align="end" style:justify-single-word="false" style:writing-mode="rl-tb"/>
      <style:text-properties fo:font-size="12pt" fo:font-weight="normal" officeooo:rsid="002a3024" officeooo:paragraph-rsid="002a3024" style:font-size-asian="12pt" style:font-weight-asian="normal" style:font-size-complex="12pt" style:font-weight-complex="normal"/>
    </style:style>
    <style:style style:name="P127" style:family="paragraph" style:parent-style-name="Standard" style:list-style-name="L1">
      <style:paragraph-properties fo:text-align="end" style:justify-single-word="false" style:writing-mode="rl-tb"/>
      <style:text-properties fo:font-size="12pt" fo:font-weight="normal" officeooo:rsid="002b917c" officeooo:paragraph-rsid="002b917c" style:font-size-asian="12pt" style:font-weight-asian="normal" style:font-size-complex="12pt" style:font-weight-complex="normal"/>
    </style:style>
    <style:style style:name="P128" style:family="paragraph" style:parent-style-name="Standard" style:list-style-name="L1">
      <style:paragraph-properties fo:text-align="end" style:justify-single-word="false" style:writing-mode="rl-tb"/>
      <style:text-properties fo:font-size="12pt" fo:font-weight="normal" officeooo:rsid="002bfc52" officeooo:paragraph-rsid="002bfc52" style:font-size-asian="12pt" style:font-weight-asian="normal" style:font-size-complex="12pt" style:font-weight-complex="normal"/>
    </style:style>
    <style:style style:name="P129" style:family="paragraph" style:parent-style-name="Standard" style:list-style-name="L1">
      <style:paragraph-properties fo:text-align="end" style:justify-single-word="false" style:writing-mode="rl-tb"/>
      <style:text-properties fo:font-size="12pt" fo:font-weight="normal" officeooo:rsid="00363daf" officeooo:paragraph-rsid="00363daf" style:font-size-asian="12pt" style:font-weight-asian="normal" style:font-size-complex="12pt" style:font-weight-complex="normal"/>
    </style:style>
    <style:style style:name="P130" style:family="paragraph" style:parent-style-name="Standard" style:list-style-name="L1">
      <style:paragraph-properties fo:text-align="end" style:justify-single-word="false" style:writing-mode="rl-tb"/>
      <style:text-properties fo:font-size="12pt" fo:font-weight="normal" officeooo:rsid="0036c41f" officeooo:paragraph-rsid="003812e5" style:font-size-asian="12pt" style:font-weight-asian="normal" style:font-size-complex="12pt" style:font-weight-complex="normal"/>
    </style:style>
    <style:style style:name="P131" style:family="paragraph" style:parent-style-name="Standard" style:list-style-name="L1">
      <style:paragraph-properties fo:text-align="end" style:justify-single-word="false" style:writing-mode="rl-tb"/>
      <style:text-properties fo:font-size="12pt" fo:font-weight="normal" officeooo:rsid="003a0d5f" officeooo:paragraph-rsid="003a0d5f" style:font-size-asian="12pt" style:font-weight-asian="normal" style:font-size-complex="12pt" style:font-weight-complex="normal"/>
    </style:style>
    <style:style style:name="P132" style:family="paragraph" style:parent-style-name="Standard" style:list-style-name="L1">
      <style:paragraph-properties fo:text-align="end" style:justify-single-word="false" style:writing-mode="rl-tb"/>
      <style:text-properties fo:font-size="12pt" fo:font-weight="normal" officeooo:rsid="0046c6a8" officeooo:paragraph-rsid="0049f6df" style:font-size-asian="12pt" style:font-weight-asian="normal" style:font-size-complex="12pt" style:font-weight-complex="normal"/>
    </style:style>
    <style:style style:name="P133" style:family="paragraph" style:parent-style-name="Standard" style:list-style-name="L1">
      <style:paragraph-properties fo:text-align="end" style:justify-single-word="false" style:writing-mode="rl-tb"/>
      <style:text-properties fo:font-size="12pt" fo:font-weight="normal" officeooo:rsid="0046c6a8" officeooo:paragraph-rsid="00539b6e" style:font-size-asian="12pt" style:font-weight-asian="normal" style:font-size-complex="12pt" style:font-weight-complex="normal"/>
    </style:style>
    <style:style style:name="P134" style:family="paragraph" style:parent-style-name="Standard" style:list-style-name="L1">
      <style:paragraph-properties fo:text-align="end" style:justify-single-word="false" style:writing-mode="rl-tb"/>
      <style:text-properties fo:font-size="12pt" fo:font-weight="normal" officeooo:rsid="004886fe" officeooo:paragraph-rsid="0049f6df" style:font-size-asian="12pt" style:font-weight-asian="normal" style:font-size-complex="12pt" style:font-weight-complex="normal"/>
    </style:style>
    <style:style style:name="P135" style:family="paragraph" style:parent-style-name="Standard" style:list-style-name="L1">
      <style:paragraph-properties fo:text-align="end" style:justify-single-word="false" style:writing-mode="rl-tb"/>
      <style:text-properties fo:font-size="12pt" fo:font-weight="normal" officeooo:rsid="0052ab35" officeooo:paragraph-rsid="00539b6e" style:font-size-asian="12pt" style:font-weight-asian="normal" style:font-size-complex="12pt" style:font-weight-complex="normal"/>
    </style:style>
    <style:style style:name="P136" style:family="paragraph" style:parent-style-name="Standard" style:list-style-name="List_20_1">
      <style:paragraph-properties fo:text-align="end" style:justify-single-word="false" fo:padding-left="0in" fo:padding-right="0in" fo:padding-top="0in" fo:padding-bottom="0.0291in" fo:border-left="none" fo:border-right="none" fo:border-top="none" fo:border-bottom="0.06pt solid #000000" style:writing-mode="rl-tb" style:join-border="false"/>
      <style:text-properties fo:font-size="12pt" fo:font-style="normal" fo:font-weight="normal" officeooo:rsid="005fba0b" officeooo:paragraph-rsid="005fba0b" style:font-size-asian="12pt" style:font-style-asian="normal" style:font-weight-asian="normal" style:font-size-complex="12pt" style:font-style-complex="normal" style:font-weight-complex="normal"/>
    </style:style>
    <style:style style:name="P137" style:family="paragraph" style:parent-style-name="Standard" style:list-style-name="L1">
      <style:paragraph-properties fo:text-align="end" style:justify-single-word="false" fo:padding-left="0in" fo:padding-right="0in" fo:padding-top="0in" fo:padding-bottom="0.0291in" fo:border-left="none" fo:border-right="none" fo:border-top="none" fo:border-bottom="0.06pt solid #000000" style:writing-mode="rl-tb" style:join-border="false"/>
      <style:text-properties fo:font-size="12pt" fo:font-weight="normal" officeooo:rsid="00703c1a" officeooo:paragraph-rsid="00703c1a" style:font-size-asian="12pt" style:font-weight-asian="normal" style:font-size-complex="12pt" style:font-weight-complex="normal"/>
    </style:style>
    <style:style style:name="P138" style:family="paragraph" style:parent-style-name="Standard" style:list-style-name="L1">
      <style:paragraph-properties fo:text-align="end" style:justify-single-word="false" fo:padding-left="0in" fo:padding-right="0in" fo:padding-top="0in" fo:padding-bottom="0.0291in" fo:border-left="none" fo:border-right="none" fo:border-top="none" fo:border-bottom="0.06pt solid #000000" style:writing-mode="rl-tb" style:join-border="false"/>
      <style:text-properties fo:font-size="12pt" fo:font-weight="normal" officeooo:rsid="00215b2f" officeooo:paragraph-rsid="00215b2f" style:font-size-asian="12pt" style:font-weight-asian="normal" style:font-size-complex="12pt" style:font-weight-complex="normal"/>
    </style:style>
    <style:style style:name="P139" style:family="paragraph" style:parent-style-name="Standard" style:list-style-name="L2">
      <style:paragraph-properties fo:text-align="start" style:justify-single-word="false" fo:padding-left="0in" fo:padding-right="0in" fo:padding-top="0in" fo:padding-bottom="0.0291in" fo:border-left="none" fo:border-right="none" fo:border-top="none" fo:border-bottom="0.06pt solid #000000" style:writing-mode="lr-tb" style:join-border="false"/>
      <style:text-properties fo:font-size="10pt" fo:font-weight="normal" officeooo:rsid="0005563b" officeooo:paragraph-rsid="000e5130" style:font-size-asian="10pt" style:font-weight-asian="normal" style:font-size-complex="10pt" style:font-weight-complex="normal"/>
    </style:style>
    <style:style style:name="P140" style:family="paragraph" style:parent-style-name="Standard" style:list-style-name="L3">
      <style:paragraph-properties fo:text-align="start" style:justify-single-word="false" fo:padding-left="0in" fo:padding-right="0in" fo:padding-top="0in" fo:padding-bottom="0.0291in" fo:border-left="none" fo:border-right="none" fo:border-top="none" fo:border-bottom="0.06pt solid #000000" style:writing-mode="lr-tb" style:join-border="false"/>
      <style:text-properties fo:font-size="12pt" fo:font-weight="normal" officeooo:rsid="0005563b" officeooo:paragraph-rsid="0013df3b" style:font-size-asian="12pt" style:font-weight-asian="normal" style:font-size-complex="12pt" style:font-weight-complex="normal"/>
    </style:style>
    <style:style style:name="P141" style:family="paragraph" style:parent-style-name="Standard" style:list-style-name="L1">
      <style:paragraph-properties fo:text-align="start" style:justify-single-word="false" fo:padding-left="0in" fo:padding-right="0in" fo:padding-top="0in" fo:padding-bottom="0.0291in" fo:border-left="none" fo:border-right="none" fo:border-top="none" fo:border-bottom="0.06pt solid #000000" style:writing-mode="lr-tb" style:join-border="false"/>
      <style:text-properties fo:font-size="12pt" fo:font-weight="bold" officeooo:rsid="0009c45b" officeooo:paragraph-rsid="001c3b1d" style:font-size-asian="12pt" style:font-weight-asian="bold" style:font-size-complex="12pt" style:font-weight-complex="bold"/>
    </style:style>
    <style:style style:name="P142" style:family="paragraph" style:parent-style-name="Standard" style:list-style-name="L1">
      <style:paragraph-properties fo:text-align="start" style:justify-single-word="false" fo:padding-left="0in" fo:padding-right="0in" fo:padding-top="0in" fo:padding-bottom="0.0291in" fo:border-left="none" fo:border-right="none" fo:border-top="none" fo:border-bottom="0.06pt solid #000000" style:writing-mode="lr-tb" style:join-border="false"/>
      <style:text-properties fo:font-size="12pt" fo:font-weight="bold" officeooo:rsid="002b917c" officeooo:paragraph-rsid="002b917c" style:font-size-asian="12pt" style:font-weight-asian="bold" style:font-size-complex="12pt" style:font-weight-complex="bold"/>
    </style:style>
    <style:style style:name="P143" style:family="paragraph" style:parent-style-name="Heading_20_1" style:list-style-name="L1">
      <style:paragraph-properties fo:text-align="start" style:justify-single-word="false" style:writing-mode="lr-tb"/>
      <style:text-properties fo:color="#009353" fo:font-size="12pt" fo:font-weight="bold" officeooo:rsid="0005563b" officeooo:paragraph-rsid="002e2ff8" style:font-size-asian="12pt" style:font-weight-asian="bold" style:font-size-complex="12pt" style:font-weight-complex="bold"/>
    </style:style>
    <style:style style:name="P144" style:family="paragraph" style:parent-style-name="Heading_20_1" style:list-style-name="L1">
      <style:paragraph-properties fo:text-align="start" style:justify-single-word="false" style:writing-mode="lr-tb"/>
      <style:text-properties fo:color="#009353" fo:font-size="12pt" fo:font-weight="bold" officeooo:rsid="0005563b" officeooo:paragraph-rsid="0052ab35" style:font-size-asian="12pt" style:font-weight-asian="bold" style:font-size-complex="12pt" style:font-weight-complex="bold"/>
    </style:style>
    <style:style style:name="P145" style:family="paragraph" style:parent-style-name="Heading_20_1" style:list-style-name="L1">
      <style:paragraph-properties fo:text-align="start" style:justify-single-word="false" style:writing-mode="lr-tb"/>
      <style:text-properties fo:color="#009353" fo:font-size="12pt" fo:font-weight="bold" officeooo:rsid="0005563b" officeooo:paragraph-rsid="00539b6e" style:font-size-asian="12pt" style:font-weight-asian="bold" style:font-size-complex="12pt" style:font-weight-complex="bold"/>
    </style:style>
    <style:style style:name="T1" style:family="text">
      <style:text-properties officeooo:rsid="00017110"/>
    </style:style>
    <style:style style:name="T2" style:family="text">
      <style:text-properties fo:font-size="10pt" officeooo:rsid="00022477" style:font-size-asian="10pt" style:font-size-complex="10pt"/>
    </style:style>
    <style:style style:name="T3" style:family="text">
      <style:text-properties fo:font-size="10pt" officeooo:rsid="00017110" style:font-size-asian="10pt" style:font-size-complex="10pt"/>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0pt" fo:font-weight="normal" officeooo:rsid="00022477" style:font-size-asian="10pt" style:font-weight-asian="normal" style:font-size-complex="10pt" style:font-weight-complex="normal"/>
    </style:style>
    <style:style style:name="T6" style:family="text">
      <style:text-properties fo:font-size="10pt" fo:font-weight="normal" officeooo:rsid="00017110" style:font-size-asian="10pt" style:font-weight-asian="normal" style:font-size-complex="10pt"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fo:font-weight="bold" officeooo:rsid="00022477" style:font-size-asian="12pt" style:font-weight-asian="bold" style:font-size-complex="12pt" style:font-weight-complex="bold"/>
    </style:style>
    <style:style style:name="T9" style:family="text">
      <style:text-properties fo:font-weight="bold" style:font-weight-asian="bold" style:font-weight-complex="bold"/>
    </style:style>
    <style:style style:name="T10" style:family="text">
      <style:text-properties fo:font-weight="bold" officeooo:rsid="00017110" style:font-weight-asian="bold" style:font-weight-complex="bold"/>
    </style:style>
    <style:style style:name="T11" style:family="text">
      <style:text-properties fo:font-weight="bold" officeooo:rsid="0002ac29" style:font-weight-asian="bold" style:font-weight-complex="bold"/>
    </style:style>
    <style:style style:name="T12" style:family="text">
      <style:text-properties fo:font-weight="bold" officeooo:rsid="00022477" style:font-weight-asian="bold" style:font-weight-complex="bold"/>
    </style:style>
    <style:style style:name="T13" style:family="text">
      <style:text-properties fo:font-weight="bold" officeooo:rsid="0013df3b" style:font-weight-asian="bold" style:font-weight-complex="bold"/>
    </style:style>
    <style:style style:name="T14" style:family="text">
      <style:text-properties fo:font-weight="bold" officeooo:rsid="000f5cab" style:font-weight-asian="bold" style:font-weight-complex="bold"/>
    </style:style>
    <style:style style:name="T15" style:family="text">
      <style:text-properties fo:font-weight="bold" officeooo:rsid="0017ee97" style:font-weight-asian="bold" style:font-weight-complex="bold"/>
    </style:style>
    <style:style style:name="T16" style:family="text">
      <style:text-properties fo:font-weight="bold" officeooo:rsid="001c3b1d" style:font-weight-asian="bold" style:font-weight-complex="bold"/>
    </style:style>
    <style:style style:name="T17" style:family="text">
      <style:text-properties officeooo:rsid="0002ac29"/>
    </style:style>
    <style:style style:name="T18" style:family="text">
      <style:text-properties fo:font-size="14pt" style:font-size-asian="14pt" style:font-size-complex="14pt"/>
    </style:style>
    <style:style style:name="T19" style:family="text">
      <style:text-properties fo:font-size="14pt" officeooo:rsid="0005563b" style:font-size-asian="14pt" style:font-size-complex="14pt"/>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4pt" fo:font-weight="bold" officeooo:rsid="00017110" style:font-size-asian="14pt" style:font-weight-asian="bold" style:font-size-complex="14pt" style:font-weight-complex="bold"/>
    </style:style>
    <style:style style:name="T22" style:family="text">
      <style:text-properties fo:font-size="14pt" fo:font-weight="bold" officeooo:rsid="0005563b" style:font-size-asian="14pt" style:font-weight-asian="bold" style:font-size-complex="14pt" style:font-weight-complex="bold"/>
    </style:style>
    <style:style style:name="T23" style:family="text">
      <style:text-properties fo:font-size="14pt" fo:font-weight="bold" officeooo:rsid="0002ac29" style:font-size-asian="14pt" style:font-weight-asian="bold" style:font-size-complex="14pt" style:font-weight-complex="bold"/>
    </style:style>
    <style:style style:name="T24" style:family="text">
      <style:text-properties fo:font-size="14pt" fo:font-weight="bold" officeooo:rsid="001c3b1d" style:font-size-asian="14pt" style:font-weight-asian="bold" style:font-size-complex="14pt" style:font-weight-complex="bold"/>
    </style:style>
    <style:style style:name="T25" style:family="text">
      <style:text-properties fo:font-size="14pt" fo:font-weight="bold" officeooo:rsid="001d091d" style:font-size-asian="14pt" style:font-weight-asian="bold" style:font-size-complex="14pt" style:font-weight-complex="bold"/>
    </style:style>
    <style:style style:name="T26" style:family="text">
      <style:text-properties fo:font-size="14pt" fo:font-weight="bold" officeooo:rsid="0026ed36" style:font-size-asian="14pt" style:font-weight-asian="bold" style:font-size-complex="14pt" style:font-weight-complex="bold"/>
    </style:style>
    <style:style style:name="T27" style:family="text">
      <style:text-properties fo:font-size="14pt" fo:font-weight="bold" officeooo:rsid="002e2ff8" style:font-size-asian="14pt" style:font-weight-asian="bold" style:font-size-complex="14pt" style:font-weight-complex="bold"/>
    </style:style>
    <style:style style:name="T28" style:family="text">
      <style:text-properties fo:font-size="14pt" fo:font-weight="bold" officeooo:rsid="003ffca5" style:font-size-asian="14pt" style:font-weight-asian="bold" style:font-size-complex="14pt" style:font-weight-complex="bold"/>
    </style:style>
    <style:style style:name="T29" style:family="text">
      <style:text-properties fo:font-size="14pt" fo:font-weight="bold" officeooo:rsid="004b0ab6" style:font-size-asian="14pt" style:font-weight-asian="bold" style:font-size-complex="14pt" style:font-weight-complex="bold"/>
    </style:style>
    <style:style style:name="T30" style:family="text">
      <style:text-properties fo:font-size="14pt" fo:font-weight="bold" officeooo:rsid="0068be9a" style:font-size-asian="14pt" style:font-weight-asian="bold" style:font-size-complex="14pt" style:font-weight-complex="bold"/>
    </style:style>
    <style:style style:name="T31" style:family="text">
      <style:text-properties fo:font-size="14pt" fo:font-weight="bold" style:font-size-asian="14pt" style:font-size-complex="14pt"/>
    </style:style>
    <style:style style:name="T32" style:family="text">
      <style:text-properties fo:font-size="14pt" fo:font-weight="bold" officeooo:rsid="0002ac29" style:font-size-asian="14pt" style:font-size-complex="14pt"/>
    </style:style>
    <style:style style:name="T33" style:family="text">
      <style:text-properties fo:font-size="14pt" fo:font-weight="normal" style:font-size-asian="14pt" style:font-weight-asian="normal" style:font-size-complex="14pt" style:font-weight-complex="normal"/>
    </style:style>
    <style:style style:name="T34" style:family="text">
      <style:text-properties fo:font-size="14pt" fo:font-weight="normal" officeooo:rsid="0005563b" style:font-size-asian="14pt" style:font-weight-asian="normal" style:font-size-complex="14pt" style:font-weight-complex="normal"/>
    </style:style>
    <style:style style:name="T35" style:family="text">
      <style:text-properties fo:font-size="14pt" fo:font-weight="normal" officeooo:rsid="001c3c3c" style:font-size-asian="14pt" style:font-weight-asian="normal" style:font-size-complex="14pt" style:font-weight-complex="normal"/>
    </style:style>
    <style:style style:name="T36" style:family="text">
      <style:text-properties fo:font-size="14pt" fo:font-weight="normal" officeooo:rsid="001e0d39" style:font-size-asian="14pt" style:font-weight-asian="normal" style:font-size-complex="14pt" style:font-weight-complex="normal"/>
    </style:style>
    <style:style style:name="T37" style:family="text">
      <style:text-properties fo:font-size="14pt" fo:font-weight="normal" officeooo:rsid="002a3024" style:font-size-asian="14pt" style:font-weight-asian="normal" style:font-size-complex="14pt" style:font-weight-complex="normal"/>
    </style:style>
    <style:style style:name="T38" style:family="text">
      <style:text-properties fo:font-size="14pt" fo:font-weight="normal" officeooo:rsid="003bf38c" style:font-size-asian="14pt" style:font-weight-asian="normal" style:font-size-complex="14pt" style:font-weight-complex="normal"/>
    </style:style>
    <style:style style:name="T39" style:family="text">
      <style:text-properties fo:font-size="14pt" fo:font-weight="normal" officeooo:rsid="00412155" style:font-size-asian="14pt" style:font-weight-asian="normal" style:font-size-complex="14pt" style:font-weight-complex="normal"/>
    </style:style>
    <style:style style:name="T40" style:family="text">
      <style:text-properties fo:font-size="14pt" fo:font-weight="normal" officeooo:rsid="004c8fe6" style:font-size-asian="14pt" style:font-weight-asian="normal" style:font-size-complex="14pt" style:font-weight-complex="normal"/>
    </style:style>
    <style:style style:name="T41" style:family="text">
      <style:text-properties fo:font-size="14pt" fo:font-weight="normal" officeooo:rsid="004d3607" style:font-size-asian="14pt" style:font-weight-asian="normal" style:font-size-complex="14pt" style:font-weight-complex="normal"/>
    </style:style>
    <style:style style:name="T42" style:family="text">
      <style:text-properties fo:font-size="14pt" fo:font-weight="normal" officeooo:rsid="00017110" style:font-size-asian="14pt" style:font-weight-asian="normal" style:font-size-complex="14pt" style:font-weight-complex="normal"/>
    </style:style>
    <style:style style:name="T43" style:family="text">
      <style:text-properties fo:font-size="14pt" fo:font-weight="normal" officeooo:rsid="0058c2a3" style:font-size-asian="14pt" style:font-weight-asian="normal" style:font-size-complex="14pt" style:font-weight-complex="normal"/>
    </style:style>
    <style:style style:name="T44" style:family="text">
      <style:text-properties fo:font-size="14pt" fo:font-weight="normal" officeooo:rsid="00630fcb" style:font-size-asian="14pt" style:font-weight-asian="normal" style:font-size-complex="14pt" style:font-weight-complex="normal"/>
    </style:style>
    <style:style style:name="T45" style:family="text">
      <style:text-properties fo:font-size="14pt" fo:font-weight="normal" officeooo:rsid="0068be9a" style:font-size-asian="14pt" style:font-weight-asian="normal" style:font-size-complex="14pt" style:font-weight-complex="normal"/>
    </style:style>
    <style:style style:name="T46" style:family="text">
      <style:text-properties fo:font-weight="normal" style:font-weight-asian="normal" style:font-weight-complex="normal"/>
    </style:style>
    <style:style style:name="T47" style:family="text">
      <style:text-properties fo:font-weight="normal" officeooo:rsid="00017110" style:font-weight-asian="normal" style:font-weight-complex="normal"/>
    </style:style>
    <style:style style:name="T48" style:family="text">
      <style:text-properties fo:font-weight="normal" officeooo:rsid="0013df3b" style:font-weight-asian="normal" style:font-weight-complex="normal"/>
    </style:style>
    <style:style style:name="T49" style:family="text">
      <style:text-properties fo:font-weight="normal" officeooo:rsid="000f5cab" style:font-weight-asian="normal" style:font-weight-complex="normal"/>
    </style:style>
    <style:style style:name="T50" style:family="text">
      <style:text-properties fo:font-weight="normal" officeooo:rsid="0017ee97" style:font-weight-asian="normal" style:font-weight-complex="normal"/>
    </style:style>
    <style:style style:name="T51" style:family="text">
      <style:text-properties fo:font-weight="normal" officeooo:rsid="00699adb" style:font-weight-asian="normal" style:font-weight-complex="normal"/>
    </style:style>
    <style:style style:name="T52" style:family="text">
      <style:text-properties fo:font-weight="normal" officeooo:rsid="007669be" style:font-weight-asian="normal" style:font-weight-complex="normal"/>
    </style:style>
    <style:style style:name="T53" style:family="text">
      <style:text-properties officeooo:rsid="001132dc"/>
    </style:style>
    <style:style style:name="T54" style:family="text">
      <style:text-properties officeooo:rsid="00170949"/>
    </style:style>
    <style:style style:name="T55" style:family="text">
      <style:text-properties officeooo:rsid="001b9433"/>
    </style:style>
    <style:style style:name="T56" style:family="text">
      <style:text-properties officeooo:rsid="001c3b1d"/>
    </style:style>
    <style:style style:name="T57" style:family="text">
      <style:text-properties officeooo:rsid="001ca48b"/>
    </style:style>
    <style:style style:name="T58" style:family="text">
      <style:text-properties officeooo:rsid="001e0d39"/>
    </style:style>
    <style:style style:name="T59" style:family="text">
      <style:text-properties fo:font-size="8pt" fo:font-weight="normal" officeooo:rsid="00022477" style:font-size-asian="8pt" style:font-weight-asian="normal" style:font-size-complex="8pt" style:font-weight-complex="normal"/>
    </style:style>
    <style:style style:name="T60" style:family="text">
      <style:text-properties fo:font-size="8pt" fo:font-weight="normal" officeooo:rsid="00017110" style:font-size-asian="8pt" style:font-weight-asian="normal" style:font-size-complex="8pt" style:font-weight-complex="normal"/>
    </style:style>
    <style:style style:name="T61" style:family="text">
      <style:text-properties officeooo:rsid="00215b2f"/>
    </style:style>
    <style:style style:name="T62" style:family="text">
      <style:text-properties officeooo:rsid="002a3024"/>
    </style:style>
    <style:style style:name="T63" style:family="text">
      <style:text-properties officeooo:rsid="002b917c"/>
    </style:style>
    <style:style style:name="T64" style:family="text">
      <style:text-properties officeooo:rsid="003306af"/>
    </style:style>
    <style:style style:name="T65" style:family="text">
      <style:text-properties officeooo:rsid="003a0d5f"/>
    </style:style>
    <style:style style:name="T66" style:family="text">
      <style:text-properties officeooo:rsid="003a7780"/>
    </style:style>
    <style:style style:name="T67" style:family="text">
      <style:text-properties officeooo:rsid="003ed5e9"/>
    </style:style>
    <style:style style:name="T68" style:family="text">
      <style:text-properties officeooo:rsid="00453696"/>
    </style:style>
    <style:style style:name="T69" style:family="text">
      <style:text-properties officeooo:rsid="0046ec2e"/>
    </style:style>
    <style:style style:name="T70" style:family="text">
      <style:text-properties officeooo:rsid="00479e16"/>
    </style:style>
    <style:style style:name="T71" style:family="text">
      <style:text-properties officeooo:rsid="0051e284"/>
    </style:style>
    <style:style style:name="T72" style:family="text">
      <style:text-properties officeooo:rsid="005ee8dc"/>
    </style:style>
    <style:style style:name="T73" style:family="text">
      <style:text-properties officeooo:rsid="006c14c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1">1 - Computers and Electrical Engineering </text:span><text:span text:style-name="T42">30 (2004) 223–229</text:span><text:span text:style-name="T18">. </text:span><text:span text:style-name="Strong_20_Emphasis"><text:span text:style-name="T18">IF:</text:span></text:span><text:span text:style-name="T20"> </text:span><text:span text:style-name="T33">2.</text:span><text:span text:style-name="T44">663</text:span><text:span text:style-name="T33">.</text:span><text:span text:style-name="T31"> <text:s/></text:span><text:span text:style-name="T32">Citation: </text:span><text:span text:style-name="T43">9. </text:span><text:span text:style-name="T30">Hindex:</text:span><text:span text:style-name="T45"> 55. </text:span><text:span text:style-name="T30">Q1</text:span></text:p>
      <text:list xml:id="list2504468579" text:style-name="List_20_1">
        <text:list-item>
          <text:p text:style-name="P29">Capacitors and the method of moments</text:p>
        </text:list-item>
        <text:list-item>
          <text:p text:style-name="P37">Er-Wei Bai, Karl E. Lonngren</text:p>
        </text:list-item>
        <text:list-item>
          <text:p text:style-name="P37"><text:span text:style-name="T10">ABSTARCT</text:span><text:span text:style-name="T1">: </text:span><text:span text:style-name="T3">The inhomogeneous charge distribution in several plate capacitors is calculated using the Method of Moments. Effects of global and local ‘‘inhomogeneities’’ in the capacitor are simulated.</text:span></text:p>
        </text:list-item>
        <text:list-item>
          <text:p text:style-name="P38"/>
        </text:list-item>
        <text:list-item>
          <text:p text:style-name="P37"><text:span text:style-name="T7">C</text:span><text:span text:style-name="T8">ONCLUSION</text:span><text:span text:style-name="T2">: We believe that the powerful tool of numerical calculation will help students in understanding a</text:span></text:p>
        </text:list-item>
        <text:list-item>
          <text:p text:style-name="P91">fairly difficult topic since most students are computer literate. There are several extensions to the</text:p>
        </text:list-item>
        <text:list-item>
          <text:p text:style-name="P91">series of calculations that can be easily incorporated into the program. For example, the distri-</text:p>
        </text:list-item>
        <text:list-item>
          <text:p text:style-name="P91">bution of the electric field between the plates could be assigned as an example. The detailed</text:p>
        </text:list-item>
        <text:list-item>
          <text:p text:style-name="P91">MATLAB programs that have been employed here are available from the authors.</text:p>
        </text:list-item>
        <text:list-item>
          <text:p text:style-name="P69">1. Introduction</text:p>
        </text:list-item>
        <text:list-item>
          <text:p text:style-name="P101"><text:span text:style-name="T72">خیلی خلاصه در مورد توزیع بار و mom <text:s/>توضیح داده است.</text:span> </text:p>
        </text:list-item>
        <text:list-item>
          <text:p text:style-name="P69">2. Procedure</text:p>
        </text:list-item>
        <text:list-item>
          <text:p text:style-name="P102">به صورت کلی روش را توضیح داده است.</text:p>
        </text:list-item>
        <text:list-item>
          <text:p text:style-name="P69">3. Examples</text:p>
        </text:list-item>
        <text:list-item>
          <text:p text:style-name="P102">چند مسأله را حل کرده است تک‌صفحه، خازن صفحات موازی و خازن با صفحات کج</text:p>
        </text:list-item>
        <text:list-item>
          <text:p text:style-name="P69">4. Conclusion</text:p>
        </text:list-item>
        <text:list-item>
          <text:p text:style-name="P136">به فایدهٔ آموزشی این روش حل برای دانشجویان اشاره شده است.</text:p>
        </text:list-item>
        <text:list-item>
          <text:p text:style-name="P103">Abstract بسیار کوتاهی دارد.</text:p>
        </text:list-item>
        <text:list-item>
          <text:p text:style-name="P104">خیلی به جنبهٔ آموزشی مسأله پرداخته است.</text:p>
        </text:list-item>
        <text:list-item>
          <text:p text:style-name="P104">سه صفحه از مقاله در مورد مثالهای مختلف است.</text:p>
        </text:list-item>
      </text:list>
      <text:p text:style-name="P25"/>
      <text:p text:style-name="P3"/>
      <text:p text:style-name="P8"><text:span text:style-name="T9">2 - International conference on Communication and Signal Processing, </text:span><text:span text:style-name="T46">April 3-5, 2013, India.</text:span><text:span text:style-name="T9"> <text:s/></text:span><text:span text:style-name="T11">Citation: </text:span><text:span text:style-name="T51">5</text:span></text:p>
      <text:list xml:id="list3028603243" text:style-name="L1">
        <text:list-item>
          <text:p text:style-name="P30">Comparison of Capacitance Computation by Different Methods</text:p>
        </text:list-item>
        <text:list-item>
          <text:p text:style-name="P70">M.Dhamodaran, Member, IEEE, R.Dhanasekaran, Senior Member, IEEE</text:p>
        </text:list-item>
        <text:list-item>
          <text:p text:style-name="P80"><text:span text:style-name="T10">ABSTARCT</text:span><text:span text:style-name="T47">:</text:span><text:span text:style-name="T6"> In this paper calculation of capacitance per unit length can be analyzed by different method like method of moment (MOM), Boundary Element Method (BEM), Finite element method (FEM), Finite difference method (FDM), Charge Simulation method(CSM), point matching method and Surface charge method. To illustrate the usefulness of this technique, we apply these methods to the computation of capacitance of cube. This paper reviews the results of computing the capacitance-per-unit length with the other methods and the capacitance of a metallic cube is reviewed by different method.</text:span></text:p>
        </text:list-item>
        <text:list-item>
          <text:p text:style-name="P39"/>
        </text:list-item>
        <text:list-item>
          <text:p text:style-name="P81"><text:span text:style-name="T9">C</text:span><text:span text:style-name="T12">ONCLUSION</text:span><text:span text:style-name="T5">: n this paper, several calculation techniques of capacitance are reviewed. Their advantages and disadvantages are analyzed. The accuracy of the method of rectangular subareas can be improved by increasing the number of sections which leads to significant increase of memory storage and computational requirements. The future challenge is how to efficiently and accurately solve the problem taking into consideration of capacitance calculation. In order to overcome this challenge, hybrid method like combination of differential methods and integral methods have to be developed.</text:span></text:p>
        </text:list-item>
        <text:list-item>
          <text:p text:style-name="P39"><text:span text:style-name="T73">I</text:span>. Introduction</text:p>
        </text:list-item>
        <text:list-item>
          <text:p text:style-name="P105">کمی در مورد انواع روش‌های به دست آوردن ظرفیت خازنی توضیح داده است. (بجز روش‌های استوکستیک)</text:p>
        </text:list-item>
        <text:list-item>
          <text:p text:style-name="P47">II. METHODS</text:p>
        </text:list-item>
        <text:list-item>
          <text:p text:style-name="P106">تاریخچهٔ انجام کار را گفته است. با تأکید بر مقالات هندی</text:p>
        </text:list-item>
        <text:list-item>
          <text:p text:style-name="P47">III. COMPARISON OF METHODS</text:p>
        </text:list-item>
        <text:list-item>
          <text:p text:style-name="P107">روشهای مختلف را به صورت کیفی مقایسه کرده است.</text:p>
        </text:list-item>
        <text:list-item>
          <text:p text:style-name="P47">IV. APPLICATION AND DEVELOPMENT OF MOM</text:p>
        </text:list-item>
        <text:list-item>
          <text:p text:style-name="P108">تاریخچهٔ روش ممان را گفته است. بهتر است بعداً این بخش مرور شود</text:p>
        </text:list-item>
        <text:list-item>
          <text:p text:style-name="P47">VI. RESULTS</text:p>
        </text:list-item>
        <text:list-item>
          <text:p text:style-name="P109">نتایج کار دیگران را با هم مقایسه کرده است.</text:p>
        </text:list-item>
        <text:list-item>
          <text:p text:style-name="P50">VII. CONCLUSION</text:p>
        </text:list-item>
        <text:list-item>
          <text:p text:style-name="P137">حرف مهمی ندارد.</text:p>
        </text:list-item>
        <text:list-item>
          <text:p text:style-name="P109">این یک مقالهٔ کنفرانس است که تقریباً فقط گزارشی از کار دیگران است. ولی جالب است که ۹ بار مورد ارجاع واقع شده است.</text:p>
        </text:list-item>
      </text:list>
      <text:p text:style-name="P4"/>
      <text:p text:style-name="P11"><text:span text:style-name="T56">1-3</text:span> - International Journal of Research and Scientific Innovation (IJRSI) <text:span text:style-name="T46">Volume V, Issue I, January 2018.</text:span> <text:span text:style-name="T46"><text:s/></text:span><text:s/><text:span text:style-name="T17">Citation: </text:span><text:span text:style-name="T52">0</text:span></text:p>
      <text:list xml:id="list750490540" text:style-name="L2">
        <text:list-item>
          <text:p text:style-name="P35">Capacitance Computation of a Charge Conducting Plate using Method of Momentse</text:p>
        </text:list-item>
        <text:list-item>
          <text:p text:style-name="P79">Orion Ciftja</text:p>
        </text:list-item>
        <text:list-item>
          <text:p text:style-name="P90"><text:span text:style-name="T10">ABSTARCT</text:span><text:span text:style-name="T47">:</text:span><text:span text:style-name="T6"> </text:span><text:span text:style-name="T4">In a previous work [O. Ciftja, Phys. Lett. A 374 (2010) 981] we reported the exact calculation of the Coulomb self-energy of a uniformly charged two-dimensional square. The purpose of this brief extension of the earlier work is to report the corresponding exact result for the Coulomb self-energy of a uniformly charged three-dimensional cube. The calculations were carried out by using a straightforward generalization of the same mathematical method adopted in the earlier study.</text:span></text:p>
        </text:list-item>
        <text:list-item>
          <text:p text:style-name="P92"/>
        </text:list-item>
        <text:list-item>
          <text:p text:style-name="P139">Here we report the exact value for the Coulomb self-energy of a uniformly charged three-dimensional cube with charge Q and length L that reads:</text:p>
        </text:list-item>
        <text:list-item>
          <text:p text:style-name="P110">یک مقالهٔ کوتاه است. <text:span text:style-name="T53">بخش‌بندی ندارد، مقدمه ندارد و فاقد جدول و نمودار است.</text:span></text:p>
        </text:list-item>
      </text:list>
      <text:p text:style-name="P18"/>
      <text:p text:style-name="P10"><text:span text:style-name="T16">1-</text:span><text:span text:style-name="T13">4 - </text:span><text:span text:style-name="T14">Eur. J. Phys. </text:span><text:span text:style-name="T49">32 (2011) L55–L57. </text:span><text:span text:style-name="T48">IF: 0.861. </text:span><text:span text:style-name="T11">Citation: </text:span><text:span text:style-name="T48">9</text:span></text:p>
      <text:list xml:id="list20793485" text:style-name="L3">
        <text:list-item>
          <text:p text:style-name="P36">Electric potential of a uniformly charged square on its plane</text:p>
        </text:list-item>
        <text:list-item>
          <text:p text:style-name="P140"><text:span text:style-name="T10">ABSTARCT</text:span><text:span text:style-name="T1">:</text:span><text:span text:style-name="T3"> We consider a recent paper by Aghamohammadi (2011 Eur. J. Phys. 32 633) focused on the calculation of the electric potential due to a uniformly charged square. The author of this paper applied a dimensional analysis approach to study the electric potential created by a uniformly charged square sheet on its plane. In this letter, we point out that several exact results presented in the above-mentioned paper can be obtained in a very transparent way by an alternative method we had earlier developed to study the same problem.</text:span></text:p>
        </text:list-item>
        <text:list-item>
          <text:p text:style-name="P111"><text:span text:style-name="T1">ی</text:span>ک مقالهٔ کوتاه (LETTERS AND COMMENTS ) <text:span text:style-name="T54">دربارهٔ مقالهٔ دکتر آقامحمدی. جالب است که دکتر آقامحمدی از دکتر خرمی و دکتر شریعتی در این مقاله کمک گرفته است. من هم از دکتر خرمی کمک گرفته‌ام. البته فقط جالب است و ربطی به کارمان ندارد.</text:span></text:p>
        </text:list-item>
      </text:list>
      <text:p text:style-name="P24"/>
      <text:p text:style-name="P9"><text:span text:style-name="T16">1-</text:span><text:span text:style-name="T15">5</text:span><text:span text:style-name="T9"> - Journal of Electrostatics </text:span><text:span text:style-name="T46">76 (2015) 127e137</text:span>.<text:span text:style-name="T9"> </text:span><text:span text:style-name="Strong_20_Emphasis">IF:</text:span><text:span text:style-name="T9"> </text:span><text:span text:style-name="T46">1.688. </text:span><text:span text:style-name="T9"><text:s/></text:span><text:span text:style-name="T11">Citation: </text:span><text:span text:style-name="T50">0</text:span></text:p>
      <text:list xml:id="list135911920728755" text:continue-list="list3028603243" text:style-name="L1">
        <text:list-item>
          <text:p text:style-name="P31">Concise presentation of the Coulomb electrostatic potential of a uniformly charged cube</text:p>
        </text:list-item>
        <text:list-item>
          <text:p text:style-name="P71">Orion Ciftja</text:p>
        </text:list-item>
        <text:list-item>
          <text:p text:style-name="P82"><text:span text:style-name="T10">ABSTARCT</text:span><text:span text:style-name="T47">:</text:span><text:span text:style-name="T6"> We use a novel method to calculate in closed form the Coulomb electrostatic potential created by a uniformly charged cube at an arbitrary point in space. We apply a suitable transformation of variables that allows us to obtain a simple presentation of the electrostatic potential in one-dimensional integral form. The final concise closed form expression of the Coulomb electrostatic potential of the uniformly charged cube is obtained after completing the calculation of the resulting one-dimensional integrals. Such integrals consist of combinations of products of error functions and power functions that can be solved exactly despite their intimidating appearance. The exact analytic formula for the Coulomb electrostatic potential that we derive reflects the symmetry of the cube and is easy to implement. We illustrate its use by calculating the exact values of the electrostatic potential at some points of symmetry such as the center of cube, center of face of cube, center of edge of cube and corner of cube.</text:span></text:p>
        </text:list-item>
        <text:list-item>
          <text:p text:style-name="P40"/>
        </text:list-item>
        <text:list-item>
          <text:p text:style-name="P83"><text:span text:style-name="T9">C</text:span><text:span text:style-name="T12">ONCLUSION</text:span><text:span text:style-name="T5">: To conclude, we obtained an exact analytical expression for the Coulomb electrostatic potential created by a uniformly charged cube at an arbitrary point in 3D space. We used a suitable transformation of variables that allowed us to obtain a simple presentation of the electrostatic potential in one-dimensional integral form. We obtained the closed form exact solution of the problem sight, the result appearing in Eq. (2.6) of Ref. [17] (a one-dimensional integral presentation of the electrostatic potential) looks quite different from our result in Eq. (6). However, a more in-depth analysis of the results shows that the two one-dimensional integral expressions can be proven to be equivalent. The proof of such an equivalence is provided in Appendix. G. The exact compact formula derived in Eq. (34) can be useful to studies of finite electronic systems in a cubic geometry. Finite systems where particles are confined in a small region of space are known as quantum dots [18,19]. A situation where few electrons are confined in a depleted positively charged jellium region with a cubic shape (“the donor charge” region) would fit well this description [20e22]. The results obtained can also help to gauge the accuracy of various theoretical approximations and numerical methods used in computational physical sciences.</text:span></text:p>
        </text:list-item>
        <text:list-item>
          <text:p text:style-name="P40">Introduction</text:p>
        </text:list-item>
        <text:list-item>
          <text:p text:style-name="P112">توضیحات کلی داده است. برخلاف مقالهٔ دو <text:span text:style-name="T67">قبلی</text:span> خیلی در مورد کاربردها توضیح نداده است. </text:p>
        </text:list-item>
        <text:list-item>
          <text:p text:style-name="P51">Method</text:p>
        </text:list-item>
        <text:list-item>
          <text:p text:style-name="P113">در مورد تبدیل انتگرالی توضیح داده است.</text:p>
        </text:list-item>
        <text:list-item>
          <text:p text:style-name="P48"><text:s/>Electrostatic potential at the center of cube</text:p>
        </text:list-item>
        <text:list-item>
          <text:p text:style-name="P48"><text:s/>Electrostatic potential at the center of face of cube</text:p>
        </text:list-item>
        <text:list-item>
          <text:p text:style-name="P48">Electrostatic potential at the center of edge of cube</text:p>
        </text:list-item>
        <text:list-item>
          <text:p text:style-name="P48">Electrostatic potential at the corner of cube</text:p>
        </text:list-item>
        <text:list-item>
          <text:p text:style-name="P48">Electrostatic potential at an arbitrary point</text:p>
        </text:list-item>
        <text:list-item>
          <text:p text:style-name="P112">این ۵ بخش یکی هستند. به نظر من این همه توضیح لازم نبود.</text:p>
        </text:list-item>
        <text:list-item>
          <text:p text:style-name="P58">Conclusions</text:p>
        </text:list-item>
        <text:list-item>
          <text:p text:style-name="P48">Appendix A – <text:span text:style-name="T55">G</text:span></text:p>
        </text:list-item>
        <text:list-item>
          <text:p text:style-name="P116">در چهار صفحه ریاضی قضیه را کاملاً باز کرده است. حتی در مورد روش‌های دیگر هم توضیح داده است. به نظر من خواندن این ضمیمه‌ها ارزش دارد. البته ربطی به مقالهٔ‌ فعلی ما ندارد.</text:p>
        </text:list-item>
      </text:list>
      <text:p text:style-name="P19"/>
      <text:p text:style-name="P13"><text:span text:style-name="T24">1-6</text:span><text:span text:style-name="T22"> - Advances in Mathematical Physics </text:span><text:span text:style-name="T34">Volume 2016, Article ID 7207536, 8 pages.</text:span><text:span text:style-name="T22"> </text:span><text:span text:style-name="Strong_20_Emphasis"><text:span text:style-name="T19">IF:</text:span></text:span><text:span text:style-name="T22"> </text:span><text:span text:style-name="T33">0.936</text:span><text:span text:style-name="T34">. </text:span><text:span text:style-name="T22"><text:s/></text:span><text:span text:style-name="T23">Citation: </text:span><text:span text:style-name="T35">6</text:span></text:p>
      <text:list xml:id="list135911824357494" text:continue-numbering="true" text:style-name="L1">
        <text:list-item>
          <text:p text:style-name="P32">Stored Coulomb Self-Energy of a Uniformly Charged Rectangular Plate</text:p>
        </text:list-item>
        <text:list-item>
          <text:p text:style-name="P72">Orion Ciftja</text:p>
        </text:list-item>
        <text:list-item>
          <text:p text:style-name="P84"><text:span text:style-name="T10">ABSTARCT</text:span><text:span text:style-name="T47">:</text:span><text:span text:style-name="T6"> A large number of electronic devices contain charged, flat plates (electrodes) as their components. The approximation of considering such components as infinitely large plates is not satisfactory for the current status of consumer electronics where size is now extremely small. In particular, the nanotechnology revolution has made the fabrication of truly finite systems with arbitrary shape and characteristic lengths that measure in nanometers possible. As a result the only accurate approach for such situations is to consider the system realistically as one with a finite size extent. In this work we calculate the amount of electrostatic energy that is stored in a charged finite size electrode that is modelled as a uniformly charged rectangular plate with arbitrary length and width. Nontrivial mathematical transformations allow us to derive a closed form exact expression for the Coulomb self-energy of such a system as a function of its length and width (therefore, shape, too). The exact result derived can be useful to understand the storage process of electrostatic energy as a function of size/shape in uniformly charged plate systems. The result also applies to calculations that deal with the properties of a finite two-dimensional electron gas within the jellium model where the finite jellium domain can have an arbitrary rectangular shape.</text:span></text:p>
        </text:list-item>
        <text:list-item>
          <text:p text:style-name="P41"/>
        </text:list-item>
        <text:list-item>
          <text:p text:style-name="P84"><text:span text:style-name="T9">C</text:span><text:span text:style-name="T12">ONCLUSION</text:span><text:span text:style-name="T5">: To conclude, we calculated in exact closed form the Coulomb self-energy (namely, the amount of stored electrostatic energy) of a uniformly charged rectangular plate with arbitrary length, L x , and width, L y . We introduced a suitable mathematical transformation of variables which enabled us</text:span></text:p>
        </text:list-item>
        <text:list-item>
          <text:p text:style-name="P93">to obtain the Coulomb self-energy in one-dimensional integral form as reported in (7). Such an integral expression was used as a starting point to verify that the Coulomb self-energy diverges in the limit when at least one of the lengths goes to zero (namely, L x → 0 or L y → 0 limit). From that point on, we focused our attention on the general case scenario of arbitrary length and width. The exact closed form solution of the problem for arbitrary L x and L y was obtained after calculating the tedious one-dimensional integrals appearing in (9). The exact expression of the Coulomb self-energy of a uniformly charged rectangular plate is written in (11) and depends on length and width (thus, shape) of the plate. The general result for a uniformly charged rectangular plate reduces to the expected value of a square plate when length and width are equal [see (17)]. Knowing the exact form of the Coulomb self-energy of a uniformly charged rectangular plate as a function of length/width and shape parameters may help one analyze how electrostatic energy is stored in various uniformly charged plates with rectangular shapes without resorting to approximations. This can be useful to understand the properties of various electronic nanosystems made up of charged nanoplates. Such situations are often encountered in studies of 2D nanoscale structures or metallic thin films where the dominant interactions are electrostatic. It is also important to remark that several integral formulae that were derived in the process do not appear to be standard and, thus, special care was required when dealing with them. Therefore, some mathematical derivations (typically, those appearing in the Appendices) are deemed of interest on their own from a mathematical point of view.</text:p>
        </text:list-item>
        <text:list-item>
          <text:p text:style-name="P41"><text:span text:style-name="T57">1. </text:span>Introduction</text:p>
        </text:list-item>
        <text:list-item>
          <text:p text:style-name="P117">کاربردهایی برای موضوع در نانوتکنولوژی معرفی کرده است. </text:p>
        </text:list-item>
        <text:list-item>
          <text:p text:style-name="P52"><text:span text:style-name="T57">2. Calculation of the Coulomb Self-Energy of a </text:span>Uniformly Charged Rectangular Plate</text:p>
        </text:list-item>
        <text:list-item>
          <text:p text:style-name="P114">در مورد تبدیل انتگرالی توضیح داده است.</text:p>
        </text:list-item>
        <text:list-item>
          <text:p text:style-name="P59">3. Conclusions</text:p>
        </text:list-item>
        <text:list-item>
          <text:p text:style-name="P141">Appendix A – <text:span text:style-name="T57">F</text:span></text:p>
        </text:list-item>
        <text:list-item>
          <text:p text:style-name="P118">این اولین مقاله بود که من از آن ایدهٔ اصلی را گرفتم. به جای مربع، مسالهٔ مستطیل را حل کرده است.</text:p>
        </text:list-item>
      </text:list>
      <text:p text:style-name="P5"/>
      <text:p text:style-name="P14"><text:span text:style-name="T24">1-</text:span><text:span text:style-name="T25">7</text:span><text:span text:style-name="T22"> - Journal of Electrostatics</text:span><text:span text:style-name="T34"> 85 (2017) 52e60.</text:span><text:span text:style-name="T22"> </text:span><text:span text:style-name="Strong_20_Emphasis"><text:span text:style-name="T19">IF:</text:span></text:span><text:span text:style-name="T22"> </text:span><text:span text:style-name="T34">1.688. </text:span><text:span text:style-name="T22"><text:s/></text:span><text:span text:style-name="T23">Citation: </text:span><text:span text:style-name="T36">0</text:span></text:p>
      <text:list xml:id="list135911857372577" text:continue-numbering="true" text:style-name="L1">
        <text:list-item>
          <text:p text:style-name="P33">Stored Coulomb Self-Energy of a Uniformly Charged Rectangular Plate</text:p>
        </text:list-item>
        <text:list-item>
          <text:p text:style-name="P73">Josep Batle a, Orion Ciftja b, Mosayeb Naseri, Mahmood Ghoranneviss, Koji Nagata, Tadao Nakamura</text:p>
        </text:list-item>
        <text:list-item>
          <text:p text:style-name="P85"><text:span text:style-name="T10">ABSTARCT</text:span><text:span text:style-name="T47">:</text:span><text:span text:style-name="T6"> </text:span><text:span text:style-name="T60">We report a concise expression for the electrostatic Coulomb self-energy of a uniformly charged cube with arbitrary dimensionality. The result, conveniently expressed in integral form, shows the unique behavior of the system as dimensionality increases. We use the case study of a uniformly charged square and cube to illustrate the effectiveness of the method employed. The resulting integral expression of the Coulomb self-energy of a multi-dimensional cube can be calculated numerically at very high accuracy. Numerically exact values of Coulomb self-energy obtained this way provide an excellent tool to gauge the validity of various computational techniques including a straightforward discretization method employed in this work. The proposed method relates the self-energy multi-variable integral to energy contributions coming from a finite discrete system of point charges with the understanding that the number of point charges gradually increases towards the continuum limit. We achieve very good accuracy by using an expression with only two terms where the second term increases considerably the accuracy of computation of continuum integrals and represents a systematic first-order correction to the finite energy of the discrete system. The applied numerical method turns out to be very reliable as shown by the results obtained for cubic domains with dimensionality varying from two to five. The method can be easily generalized to other types of domains with arbitrary geometry. </text:span></text:p>
        </text:list-item>
        <text:list-item>
          <text:p text:style-name="P42"/>
        </text:list-item>
        <text:list-item>
          <text:p text:style-name="P85"><text:span text:style-name="T9">C</text:span><text:span text:style-name="T12">ONCLUSION</text:span><text:span text:style-name="T5">: </text:span><text:span text:style-name="T59">In this work we employed a very useful mathematical transformation that applies to a standard Coulomb interaction potential (f1= # r # r # ) between point charges to calculate the resulting Coulomb self-energy of a uniformly charged d-cube with an arbitrary dimensionality. The method allows one to obtain a general expression for the Coulomb self-energy of a uniformly charged d-cube as a simple integral of an auxiliary function that depends on a single variable. The resulting integral can be calculated numerically with very high precision for any dimensionality dð# 2Þ. The results obtained allow one to investigate the dependence of the Coulomb self-energy of a uniformly charged multi-dimensional cube as a function of its dimensionality, d. It was found that the Coulomb self-energy of a uniformly charged d-cube dð# 2Þ can be fitted very accurately by a trans-series of power functions that employes only a few terms. The unique form of the trans-series deserves attention</text:span></text:p>
        </text:list-item>
        <text:list-item>
          <text:p text:style-name="P100">and is quite useful since it allows one to study the problem analytically. Since the exact calculation of the Coulomb self-energy of a uniformly charged d-cube is extremely challenging, we considered it as a case study to gauge the accuracy of a very simple numerical approach that can be used to calculate the self-energy of arbitrarily-shaped uniform charge distributions. In this scheme, a continuous uniform charge distribution is modeled as a discrete finite system of N point charges that are placed in a given finite regular lattice so that the total charge of the discrete system and the volume occupied by the discrete system are the same as that of its continuum counterpart. The energy contribution from the finite system of interacting point charges in a grid together with a first-order energy correction is found to be a very accurate representation of the Coulomb self-energy of uniformly charged d-cubes. It was found that the first-order energy correction in 2D works exactly as the statistical error induced by Monte Carlo integration techniques. The good accuracy obtained for the case of uniformly charged d-cubes</text:p>
        </text:list-item>
        <text:list-item>
          <text:p text:style-name="P100">leads us to believe that this method can be applied successfully to other uniformly charged domains with a more complex geometry such as convex bodies, regions with holes or simply irregular domains. The results derived can be used in systematic studies of the properties of finite systems of charges in different geometries and domains. One of the great advantages of the current approach for approximating continuum integrals, is its simplicity. No highly-involved numerical techniques are used and results are obtained with a very reasonable accuracy. In addition, the method is easy to generalize and applies to any given potential (like the logarithmic potential in 1D).</text:p>
        </text:list-item>
        <text:list-item>
          <text:p text:style-name="P42"><text:span text:style-name="T57">1. </text:span>Introduction</text:p>
        </text:list-item>
        <text:list-item>
          <text:p text:style-name="P123">مسألهٔ تامسون و چند کاربرد برای مسأله گفته شده است.. </text:p>
        </text:list-item>
        <text:list-item>
          <text:p text:style-name="P53"><text:span text:style-name="T57">2. Total (continuum) coulomb self-energy of a uniformly </text:span>charged square and cube</text:p>
        </text:list-item>
        <text:list-item>
          <text:p text:style-name="P115">در مورد تبدیل انتگرالی توضیح داده<text:span text:style-name="T58">‌اند</text:span>.</text:p>
        </text:list-item>
        <text:list-item>
          <text:p text:style-name="P49"><text:span text:style-name="T57">3. Coulomb self-energy integral of a uniformly charged d-</text:span>cube</text:p>
        </text:list-item>
        <text:list-item>
          <text:p text:style-name="P124">فرمول‌های مقالات قبلی را آورده‌اند.</text:p>
        </text:list-item>
        <text:list-item>
          <text:p text:style-name="P64">4. Discrete-charge approach to the self-energy integral with correction due to finite size effects</text:p>
        </text:list-item>
        <text:list-item>
          <text:p text:style-name="P124">قسمت جدید مقاله که باید مطالعه شود.</text:p>
        </text:list-item>
        <text:list-item>
          <text:p text:style-name="P49">Appendix A – <text:span text:style-name="T61">C</text:span></text:p>
        </text:list-item>
        <text:list-item>
          <text:p text:style-name="P138">در دو صفحه در مورد انتگرال‌گیری توضیح داده شده است. به نظر می‌آید که تکراری است.</text:p>
        </text:list-item>
        <text:list-item>
          <text:p text:style-name="P125">من در مورد مسألهٔ تامسون خودم کار کرده بودم و فکر می‌کنم می‌توان مسیر این مقاله را هم ادامه داد.</text:p>
        </text:list-item>
        <text:list-item>
          <text:p text:style-name="P125">نکتهٔ دیگر تعداد نویسندگان مقاله است. جناب ciftja که اغلب مقاله‌هایشان را به تنهایی می‌نویسند در این مقاله با ۵ نفر دیگر شریک شدند. که این ۶ نفر از ۵ ملیت مختلف هستند. (آمریکا، کره، ژاپن، اسپانیا و دو ایرانی) این دو ایرانی استادان فیزیک <text:s/>واحدهای علوم وتحقیقات و کرمانشاه دانشگاه آزاد هستند.</text:p>
        </text:list-item>
      </text:list>
      <text:p text:style-name="P6"/>
      <text:p text:style-name="P15"><text:span text:style-name="T24">1-</text:span><text:span text:style-name="T26">8</text:span><text:span text:style-name="T22"> - Phys. Scr. </text:span><text:span text:style-name="T34">92 (2017) 055801 (9pp).</text:span><text:span text:style-name="T22"> </text:span><text:span text:style-name="Strong_20_Emphasis"><text:span text:style-name="T19">IF:</text:span></text:span><text:span text:style-name="T34"> 2.151. </text:span><text:span text:style-name="T22"><text:s/></text:span><text:span text:style-name="T23">Citation: </text:span><text:span text:style-name="T37">28</text:span></text:p>
      <text:list xml:id="list135913148857926" text:continue-numbering="true" text:style-name="L1">
        <text:list-item>
          <text:p text:style-name="P34">Equilibrium and uniform charge distribution of a classical two-dimensional system of point charges with hard-wall confinement </text:p>
        </text:list-item>
        <text:list-item>
          <text:p text:style-name="P74">Josep Batle, Orion Ciftja, Mosayeb Naseri, Mahmood Ghoranneviss, Ahmed Farouk and Mohamed Elhoseny</text:p>
        </text:list-item>
        <text:list-item>
          <text:p text:style-name="P86"><text:span text:style-name="T10">ABSTARCT</text:span><text:span text:style-name="T47">:</text:span><text:span text:style-name="T6"> We study the minimum energy equilibrium configurations of a classical two-dimensional system of point charges confined by a triangular, square and disk region with a hard-wall boundary. It is assumed that the point charges interact via a repulsive Coulomb interaction potential. Monte Carlo simulations with the annealing algorithm suggest that the equilibrium configurations of a given system are strongly influenced by the external (isotropic/anisotropic) geometry of the hard-wall boundary. The numerically obtained energies extrapolated in the bulk limit converge to the expected continuum equilibrium values (when known). It is found that the equilibrium charge distribution is non-uniform in the continuum limit for all the hard-wall confining regions considered in this work. Since the continuum equilibrium charge distribution is not known for the case of an equilateral triangle or a square domain we choose to compare the numerically obtained bulk energy results to corresponding values for a uniformly charged system. We calculated exactly the electrostatic energy of various uniformly charged planar objects and used the results to assess the discrepancy between such results and the numerically obtained equilibrium bulk energy values for the cases of equilateral triangle and square hard-wall boundaries. These estimates help us understand how an anisotropic boundary with the shape of an equilateral triangle or square influences the energy of an equilibrium charge distribution. The results indicate that the energy discrepancy between equilibrium and uniform charge distributions in the continuum limit is not very large. It is found that the order of magnitude of the relative deviation of the energy for all three different planar domains considered here is</text:span></text:p>
        </text:list-item>
        <text:list-item>
          <text:p text:style-name="P97">approximately the same.</text:p>
        </text:list-item>
        <text:list-item>
          <text:p text:style-name="P94"/>
        </text:list-item>
        <text:list-item>
          <text:p text:style-name="P43"><text:span text:style-name="T57">1. </text:span>Introduction</text:p>
        </text:list-item>
        <text:list-item>
          <text:p text:style-name="P119"><text:span text:style-name="T62">مسألهٔ تامسون – گاز الکترونی دو بعدی – در یک صفحه</text:span> </text:p>
        </text:list-item>
        <text:list-item>
          <text:p text:style-name="P54">2. Equilibrium energy of a classical system of point charges confined on an equilateral triangle, square and disk with hard wall confinement</text:p>
        </text:list-item>
        <text:list-item>
          <text:p text:style-name="P126">روش مونت کارلو برای حل چند مسأله با هندسه‌های مختلف</text:p>
        </text:list-item>
        <text:list-item>
          <text:p text:style-name="P60">3. Uniformly charged planar domains</text:p>
        </text:list-item>
        <text:list-item>
          <text:p text:style-name="P127">به دست آورد انرژی کمینه برای بار با توزیع یکنواخت</text:p>
        </text:list-item>
        <text:list-item>
          <text:p text:style-name="P142">4. Discussion</text:p>
        </text:list-item>
        <text:list-item>
          <text:p text:style-name="P127">به نظر نمی‌رسد که مقالهٔ عمیقی باشد. قسمت مونت کارلو به خوبی مفهوم نیست و قسمت بار پیوسته هم که کاملاً تکراری است. <text:span text:style-name="T65">فکر می‌کنم ما بتوانیم در همین زمینه مقالهٔ قوی‌تری چاپ کنیم.</text:span></text:p>
        </text:list-item>
        <text:list-item>
          <text:p text:style-name="P128">نکتهٔ بسیار جالب ارجاعات مقاله است. یکی دو تا مقالهٔ علوم تربیتی به این مقاله ارجاع داده‌اند.</text:p>
          <text:p text:style-name="P65"/>
        </text:list-item>
      </text:list>
      <text:p text:style-name="P16"><text:span text:style-name="T24">1-</text:span><text:span text:style-name="T27">9</text:span><text:span text:style-name="T22"> - Journal of Electrostatics</text:span><text:span text:style-name="T34"> 92 (2018) 45–53.</text:span><text:span text:style-name="T22"> </text:span><text:span text:style-name="Strong_20_Emphasis"><text:span text:style-name="T19">IF:</text:span></text:span><text:span text:style-name="T34"> </text:span><text:span text:style-name="T38">1</text:span><text:span text:style-name="T34">.</text:span><text:span text:style-name="T38">688</text:span><text:span text:style-name="T34">. </text:span><text:span text:style-name="T22"><text:s/></text:span><text:span text:style-name="T23">Citation: </text:span><text:span text:style-name="T37">2</text:span></text:p>
      <text:list xml:id="list135913006162951" text:continue-numbering="true" text:style-name="L1">
        <text:list-item>
          <text:h text:style-name="P143" text:outline-level="1">A smart capacitive measurement system for fall detection</text:h>
        </text:list-item>
        <text:list-item>
          <text:p text:style-name="P75">Julien Haffner, Cédric Margo, Yacine Oussar, Stéphane Holé, Jessie Casimiro, Philippe Mabire</text:p>
        </text:list-item>
        <text:list-item>
          <text:p text:style-name="P87"><text:span text:style-name="T10">ABSTARCT</text:span><text:span text:style-name="T47">:</text:span><text:span text:style-name="T6"> In this paper we present a new capacitive measurement system dedicated to fall detection of elderly people. The system is formed by a set of parallel wires integrated in the floor. To detect human presence and posture, the measurements consist of both self and mutual capacitances. The capacitive sensors are robust enough to be integrated directly in the self leveling compound or even underneath components. This fact makes easier maintenance operations on the floor, such as a change of floor covering. All the electronic devices involved in the measurement system are located out of the floor. Thus, the change of any flawed electrical components is then convenient since there is no need to remove the flooring to maintain the system. After a detailed description of the measurement system proposed, typical measurements obtained with two experimental systems are presented: an instrumented room and a transportable demonstrator. Three basic data separation methods were implemented to separate Falls and Non-Falls situations. For both systems, the results obtained show promising validation rates up to 90%.</text:span></text:p>
        </text:list-item>
        <text:list-item>
          <text:p text:style-name="P98"/>
        </text:list-item>
        <text:list-item>
          <text:p text:style-name="P76"><text:span text:style-name="T9">C</text:span><text:span text:style-name="T12">ONCLUSION</text:span><text:span text:style-name="T2">: This paper presents a new fall detection system based on capacitive sensors integrated in the floor. Maintenance of the system is made easy by having all the electronic parts out of the floor. Databases were acquired on two experimental setups: an instrumented room and a transportable demonstrator. Two main environmental parameters showed significant influence on sensor signals: (1) the distance between sensors and (2) the strength of ground couplings. Appropriate statistical classification techniques were implemented to separate data. For both systems, validation rates of Falls and Non-Falls situations were better than 90%, by using the K-Nearest-Neighbor method, the Least Squares method or SVM. Two options are currently studied in order to make the system efficient independently of the environment. The first consists in adjusting the geometry of the system, i.e. the distances between electrodes and between sensors. The second consists in performing an on-line learning. Thus, the database is permanently updated and then adapted for each new environment. The system has to be tested with more cases which are likely to cause false alarms, such as having several persons together in the same room, or cleaning the floor with water. Taking into account dynamical parameters of the signal will surely further improve the separation between Falls and Non-Falls situations. In addition to fall detection, the measurement system can be applied for various other applications: security purposes (presence detection, intrusion in a house or a room), detection of a person getting out of his/her bed (the light can be switched on automatically), monitoring the walking of a person to estimate the state of his/her health.</text:span></text:p>
        </text:list-item>
        <text:list-item>
          <text:p text:style-name="P44"><text:span text:style-name="T57">1. </text:span>Introduction</text:p>
        </text:list-item>
        <text:list-item>
          <text:p text:style-name="P120"><text:span text:style-name="T64">فایدهٔ سیستم برای افراد مسن. سایر سیستم‌ها برای اینکار -</text:span> </text:p>
        </text:list-item>
        <text:list-item>
          <text:p text:style-name="P55">2. Capacitive measurement system description</text:p>
        </text:list-item>
        <text:list-item>
          <text:p text:style-name="P129">استفاده از حسگر خازنی – سخت‌افزار و معادلات حاکم</text:p>
        </text:list-item>
        <text:list-item>
          <text:p text:style-name="P61">3. Fall detection methods</text:p>
        </text:list-item>
        <text:list-item>
          <text:p text:style-name="P130">آنالیز داده برای تشخیص افتادن</text:p>
        </text:list-item>
        <text:list-item>
          <text:p text:style-name="P67">4<text:span text:style-name="T63">. Results and discussion</text:span></text:p>
        </text:list-item>
        <text:list-item>
          <text:p text:style-name="P67">5. Physical and numerical perturbations</text:p>
        </text:list-item>
        <text:list-item>
          <text:p text:style-name="P67">6. Conclusion</text:p>
        </text:list-item>
      </text:list>
      <text:p text:style-name="P21"/>
      <text:p text:style-name="P26"/>
      <text:list xml:id="list135912819860893" text:continue-numbering="true" text:style-name="L1">
        <text:list-item>
          <text:p text:style-name="P131">مقالهٔ خوبی است باید کاملاً بررسی شود. <text:span text:style-name="T66">احتمالاً نکات خوبی داشته باشد.</text:span></text:p>
          <text:p text:style-name="P66"/>
        </text:list-item>
      </text:list>
      <text:p text:style-name="P12"/>
      <text:p text:style-name="P1"><text:span text:style-name="T24">1-</text:span><text:span text:style-name="T28">10</text:span><text:span text:style-name="T22"> - Journal of Electrostatics</text:span><text:span text:style-name="T34"> 96 (2018) 45–48.</text:span><text:span text:style-name="T22"> </text:span><text:span text:style-name="Strong_20_Emphasis"><text:span text:style-name="T19">IF:</text:span></text:span><text:span text:style-name="T34"> </text:span><text:span text:style-name="T38">1</text:span><text:span text:style-name="T34">.</text:span><text:span text:style-name="T38">688</text:span><text:span text:style-name="T34">. </text:span><text:span text:style-name="T22"><text:s/></text:span><text:span text:style-name="T23">Citation: </text:span><text:span text:style-name="T39">1</text:span></text:p>
      <text:list xml:id="list135911984363302" text:continue-numbering="true" text:style-name="L1">
        <text:list-item>
          <text:h text:style-name="P144" text:outline-level="1">Coulomb potential and energy of a uniformly charged cylindrical shell</text:h>
        </text:list-item>
        <text:list-item>
          <text:p text:style-name="P77">Orion Ciftja , Josep Batle</text:p>
        </text:list-item>
        <text:list-item>
          <text:p text:style-name="P88"><text:span text:style-name="T10">ABSTARCT</text:span><text:span text:style-name="T47">:</text:span><text:span text:style-name="T6"> Knowledge of electrical potential and energy is important to systems where electrostatic forces play a role. We calculate exactly the electrostatic potential of a uniformly charged cylindrical shell at an arbitrary point in space as well as its electrical energy. The expressions derived are applicable to cylindrical models containing charged particles and certain biological systems with cylindrical symmetry. An explicit analytical formula is provided for the total energy in terms of a class of special functions known as generalized Hypergeometric functions. The expressions when written in one-dimensional integral form are very suitable for numerical calculations.</text:span></text:p>
        </text:list-item>
        <text:list-item>
          <text:p text:style-name="P99"/>
        </text:list-item>
        <text:list-item>
          <text:p text:style-name="P77"><text:span text:style-name="T9">C</text:span><text:span text:style-name="T12">ONCLUSION</text:span><text:span text:style-name="T2">: We introduced a mathematical approach that yields compact expressions for the electrostatic potential and the electrostatic Coulomb energy of a uniformly charged infinitely thin hollow cylinder, namely, a cylindrical shell. The final results are given in general terms as a function of the arbitrary radius and length of the cylindrical shell. It is assumed that the total charge is uniformly distributed over the lateral</text:span></text:p>
        </text:list-item>
        <text:list-item>
          <text:p text:style-name="P95">surface of the cylindrical shell (that has no caps). The general expressions obtained through this approach reproduce in closed form the known results for the case of a uniformly charged ring and a uniformly charged 1D wire. The results obtained can simplify both analytical work and computational coding of related electrostatic problems of this nature. The current result for the total energy of a uniformly charged cylindrical shell together with that of a uniformly charged solid cylinder can be useful to various systems with cylindrical symmetry that arise in several fields [29–33]. The exact compact results for the electrostatic potential and electrostatic Coulomb self-energy of a uniformly charged cylindrical shell can be used to gauge the accuracy of numerical methods used to study such systems. In particular, the study of electrostatics and its influence on shapes has interesting echoes in biological systems. For example, axons –long and thin cylinders in neuron cells– are responsible for conducting electric impulses in the brain due to a voltage difference induced by Na ion concentrations [33]. Likewise, the description of cell membranes and viruses needs to take into account electrostatic energy considerations [34–36]. The treatment of protein material as dielectric media also requires careful consideration of electrostatic effects [37,38]. For instance, a recent study [39] predicts an instability of a charged tethered shell that depends on its surface charge density and the concentration of monovalent salt in the solution into which it is immersed. The reader is referred to Ref. [39] for updated references in the field.</text:p>
        </text:list-item>
        <text:list-item>
          <text:p text:style-name="P45"><text:span text:style-name="T57">1. </text:span>Introduction</text:p>
        </text:list-item>
        <text:list-item>
          <text:p text:style-name="P121"><text:span text:style-name="T68">یک مقدمهٔ کلی که حرف خاصی ندیدم.</text:span> </text:p>
        </text:list-item>
        <text:list-item>
          <text:p text:style-name="P56"><text:span text:style-name="T68">2. </text:span>Electrostatic potential of a uniformly charged cylindrical shell</text:p>
        </text:list-item>
        <text:list-item>
          <text:p text:style-name="P132">بسط بر حسب توابع بسل</text:p>
        </text:list-item>
        <text:list-item>
          <text:p text:style-name="P62">3. Electrostatic energy of a uniformly charged cylindrical shell</text:p>
        </text:list-item>
        <text:list-item>
          <text:p text:style-name="P132">ب<text:span text:style-name="T69">سط انتگرالی</text:span></text:p>
        </text:list-item>
        <text:list-item>
          <text:p text:style-name="P68"><text:span text:style-name="T70">4</text:span>. Conclusion</text:p>
        </text:list-item>
      </text:list>
      <text:p text:style-name="P22"/>
      <text:p text:style-name="P27"/>
      <text:list xml:id="list135911581306368" text:continue-numbering="true" text:style-name="L1">
        <text:list-item>
          <text:p text:style-name="P134">خوب متوجه نشدم که نوآوری کار کجاست. باید دقیق‌تر بررسی شود.</text:p>
        </text:list-item>
      </text:list>
      <text:p text:style-name="P20"/>
      <text:p text:style-name="P17"><text:span text:style-name="T24">1-</text:span><text:span text:style-name="T28">1</text:span><text:span text:style-name="T29">1</text:span><text:span text:style-name="T22"> - Results in Physics</text:span><text:span text:style-name="T34"> 15 (2019) 102684.</text:span><text:span text:style-name="T22"> </text:span><text:span text:style-name="Strong_20_Emphasis"><text:span text:style-name="T19">IF:</text:span></text:span><text:span text:style-name="T34"> </text:span><text:span text:style-name="T40">3.042</text:span><text:span text:style-name="T34">. </text:span><text:span text:style-name="T22"><text:s/></text:span><text:span text:style-name="T23">Citation: </text:span><text:span text:style-name="T41">0</text:span></text:p>
      <text:list xml:id="list135912740556895" text:continue-numbering="true" text:style-name="L1">
        <text:list-item>
          <text:h text:style-name="P145" text:outline-level="1">Electrostatic interaction energy between two coaxial parallel uniformly charged disks</text:h>
        </text:list-item>
        <text:list-item>
          <text:p text:style-name="P78">Orion Ciftja , Josep Batle</text:p>
        </text:list-item>
        <text:list-item>
          <text:p text:style-name="P89"><text:span text:style-name="T10">ABSTARCT</text:span><text:span text:style-name="T47">:</text:span><text:span text:style-name="T6"> We calculate exactly the electrostatic interaction energy between two coaxial parallel uniformly charged infinitely thin disks. For the sake of generality, it is assumed that the disks have different radii and contain different amounts of total electric charge. The results derived when expressed in one-dimensional integral form are very suitable for numerical calculations. An explicit analytical formula is provided for the electrostatic interaction energy between two disks with same radius in terms of a family of special functions known as complete elliptic integrals. The results obtained are applicable to various electrostatic models including the case of a circular parallel plate capacitor.</text:span></text:p>
        </text:list-item>
        <text:list-item>
          <text:p text:style-name="P96"/>
        </text:list-item>
        <text:list-item>
          <text:p text:style-name="P46">Introduction</text:p>
        </text:list-item>
        <text:list-item>
          <text:p text:style-name="P122"><text:span text:style-name="T71">بیشتر کلیات گفته و اشارهٔ کوچکی به کاربرد داشته است. </text:span><text:s/></text:p>
        </text:list-item>
        <text:list-item>
          <text:p text:style-name="P57">Model and theory</text:p>
        </text:list-item>
        <text:list-item>
          <text:p text:style-name="P135"/>
        </text:list-item>
        <text:list-item>
          <text:p text:style-name="P63">Discussion and conclusions</text:p>
        </text:list-item>
        <text:list-item>
          <text:p text:style-name="P133"/>
        </text:list-item>
      </text:list>
      <text:p text:style-name="P23"/>
      <text:p text:style-name="P28"/>
      <text:list xml:id="list135913020423874" text:continue-numbering="true" text:style-name="L1">
        <text:list-item>
          <text:p text:style-name="P135">نکتهٔ مهم این مقاله استفاده از واژهٔ interaction energy است.</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RZar" svg:font-family="IRZar"/>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RZar" style:font-family-complex="IRZar"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IRZar" style:font-family-complex="IR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IRZar" style:font-family-complex="IR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RZar" style:font-family-complex="IRZar"/>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fo:text-align="end">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2T11:08:06.851679482</meta:creation-date>
    <meta:generator>LibreOffice/6.0.7.3$Linux_X86_64 LibreOffice_project/00m0$Build-3</meta:generator>
    <dc:date>2020-07-09T12:50:11.874161959</dc:date>
    <meta:editing-duration>PT13H27M54S</meta:editing-duration>
    <meta:editing-cycles>107</meta:editing-cycles>
    <meta:document-statistic meta:table-count="0" meta:image-count="0" meta:object-count="0" meta:page-count="11" meta:paragraph-count="164" meta:word-count="4539" meta:character-count="28035" meta:non-whitespace-character-count="23773"/>
  </office:meta>
</office:document-meta>
</file>